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01in"/>
    </style:style>
    <style:style style:name="co2" style:family="table-column">
      <style:table-column-properties fo:break-before="auto" style:column-width="1.3555in"/>
    </style:style>
    <style:style style:name="co3" style:family="table-column">
      <style:table-column-properties fo:break-before="auto" style:column-width="1.3453in"/>
    </style:style>
    <style:style style:name="co4" style:family="table-column">
      <style:table-column-properties fo:break-before="auto" style:column-width="1.3965in"/>
    </style:style>
    <style:style style:name="co5" style:family="table-column">
      <style:table-column-properties fo:break-before="auto" style:column-width="0.92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2189in"/>
    </style:style>
    <style:style style:name="co8" style:family="table-column">
      <style:table-column-properties fo:break-before="auto" style:column-width="1.6063in"/>
    </style:style>
    <style:style style:name="co9" style:family="table-column">
      <style:table-column-properties fo:break-before="auto" style:column-width="1.1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style:text-align-source="fix" style:repeat-content="false" fo:border-left="0.0555in solid #000000" fo:padding-bottom="0.0193in" fo:padding-left="0.0138in" fo:padding-right="0.0138in" fo:padding-top="0.0193in" fo:border-right="0.0346in solid #000000" fo:border-top="none" style:vertical-align="middle"/>
      <style:paragraph-properties fo:text-align="center"/>
    </style:style>
    <style:style style:name="ce2" style:family="table-cell" style:parent-style-name="Default">
      <style:table-cell-properties fo:border-bottom="0.0346in solid #000000" fo:border-left="0.0555in solid #000000" fo:padding-bottom="0.0193in" fo:padding-left="0.0138in" fo:padding-right="0.0138in" fo:padding-top="0.0193in" fo:border-right="0.0346in solid #000000" fo:border-top="0.0346in solid #000000"/>
    </style:style>
    <style:style style:name="ce3" style:family="table-cell" style:parent-style-name="Default">
      <style:table-cell-properties fo:border-bottom="0.0346in solid #000000" style:text-align-source="fix" style:repeat-content="false" fo:border-left="0.0555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/>
    </style:style>
    <style:style style:name="ce4" style:family="table-cell" style:parent-style-name="Default">
      <style:table-cell-properties fo:border-bottom="0.0555in solid #000000" style:text-align-source="fix" style:repeat-content="false" fo:border-left="0.0555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/>
    </style:style>
    <style:style style:name="ce5" style:family="table-cell" style:parent-style-name="Default">
      <style:table-cell-properties fo:border-bottom="0.0555in solid #000000" fo:border-left="0.0555in solid #000000" fo:padding-bottom="0.0193in" fo:padding-left="0.0138in" fo:padding-right="0.0138in" fo:padding-top="0.0193in" fo:border-right="0.0346in solid #000000" fo:border-top="0.0346in solid #000000"/>
    </style:style>
    <style:style style:name="ce6" style:family="table-cell" style:parent-style-name="Default" style:data-style-name="N117"/>
    <style:style style:name="ce7" style:family="table-cell" style:parent-style-name="Default">
      <style:table-cell-properties style:text-align-source="fix" style:repeat-content="false" fo:border="0.0555in solid #000000" fo:padding-bottom="0.0193in" fo:padding-left="0.0138in" fo:padding-right="0.0138in" fo:padding-top="0.0193in" style:vertical-align="middle"/>
      <style:paragraph-properties fo:text-align="center"/>
    </style:style>
    <style:style style:name="ce8" style:family="table-cell" style:parent-style-name="Default" style:data-style-name="N117">
      <style:table-cell-properties fo:border-bottom="none" fo:border-left="none" fo:padding-bottom="0.0193in" fo:padding-left="0.0138in" fo:padding-right="0.0138in" fo:padding-top="0.0193in" fo:border-right="0.0555in solid #000000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7">
      <style:table-cell-properties fo:border-bottom="none" fo:border-left="none" fo:padding-bottom="0.0193in" fo:padding-left="0.0138in" fo:padding-right="0.0138in" fo:padding-top="0.0193in" fo:border-right="0.0555in solid #000000" fo:border-top="0.0346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7">
      <style:table-cell-properties fo:border-bottom="0.0555in solid #000000" fo:border-left="none" fo:padding-bottom="0.0193in" fo:padding-left="0.0138in" fo:padding-right="0.0138in" fo:padding-top="0.0193in" fo:border-right="0.0555in solid #000000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7">
      <style:table-cell-properties fo:border-bottom="none" fo:border-left="none" fo:padding-bottom="0.0193in" fo:padding-left="0.0138in" fo:padding-right="0.0138in" fo:padding-top="0.0193in" fo:border-right="0.0555in solid #000000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7">
      <style:table-cell-properties fo:border-bottom="0.0346in solid #000000" fo:border-left="none" fo:padding-bottom="0.0193in" fo:padding-left="0.0138in" fo:padding-right="0.0138in" fo:padding-top="0.0193in" fo:border-right="0.0555in solid #000000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7">
      <style:table-cell-properties fo:border-bottom="0.0555in solid #000000" fo:border-left="none" fo:padding-bottom="0.0193in" fo:padding-left="0.0138in" fo:padding-right="0.0138in" fo:padding-top="0.0193in" fo:border-right="0.0555in solid #000000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7">
      <style:table-cell-properties style:text-align-source="fix" style:repeat-content="false" fo:border="0.0555in solid #000000" fo:padding-bottom="0.0193in" fo:padding-left="0.0138in" fo:padding-right="0.0138in" fo:padding-top="0.0193in"/>
      <style:paragraph-properties fo:text-align="center" fo:margin-left="0in"/>
    </style:style>
    <style:style style:name="ce15" style:family="table-cell" style:parent-style-name="Default" style:data-style-name="N117">
      <style:table-cell-properties fo:border-bottom="none" fo:border-left="0.0555in solid #000000" fo:padding-bottom="0.0193in" fo:padding-left="0.0138in" fo:padding-right="0.0138in" fo:padding-top="0.0193in" fo:border-right="0.0555in solid #000000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17">
      <style:table-cell-properties fo:border-bottom="0.0346in solid #000000" fo:border-left="0.0555in solid #000000" fo:padding-bottom="0.0193in" fo:padding-left="0.0138in" fo:padding-right="0.0138in" fo:padding-top="0.0193in" fo:border-right="0.0555in solid #000000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17">
      <style:table-cell-properties fo:border-bottom="0.0555in solid #000000" fo:border-left="0.0555in solid #000000" fo:padding-bottom="0.0193in" fo:padding-left="0.0138in" fo:padding-right="0.0138in" fo:padding-top="0.0193in" fo:border-right="0.0555in solid #000000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/>
      <style:paragraph-properties fo:text-align="center" fo:margin-left="0in"/>
    </style:style>
    <style:style style:name="ce19" style:family="table-cell" style:parent-style-name="Default" style:data-style-name="N118">
      <style:table-cell-properties fo:border-bottom="none" fo:border-left="0.0346in solid #000000" fo:padding-bottom="0.0193in" fo:padding-left="0.0138in" fo:padding-right="0.0138in" fo:padding-top="0.0193in" fo:border-right="0.0346in solid #000000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row table:style-name="ro1">
          <table:table-cell table:number-columns-repeated="7"/>
        </table:table-row>
        <table:table-row table:style-name="ro2">
          <table:table-cell/>
          <table:table-cell table:style-name="ce7" office:value-type="string">
            <text:p>GEDA</text:p>
          </table:table-cell>
          <table:table-cell table:style-name="ce7" office:value-type="string">
            <text:p>ORCAD</text:p>
          </table:table-cell>
          <table:table-cell table:style-name="ce14" office:value-type="string">
            <text:p>VDS</text:p>
          </table:table-cell>
          <table:table-cell table:style-name="ce18" office:value-type="string">
            <text:p>diff</text:p>
          </table:table-cell>
          <table:table-cell>
            <draw:frame table:end-cell-address="Sheet1.Q23" table:end-x="0.3252in" table:end-y="0.1524in" draw:z-index="0" draw:style-name="gr1" svg:width="9.9169in" svg:height="3.8776in" svg:x="0.5126in" svg:y="0.0323in">
              <draw:object draw:notify-on-update-of-ranges="Sheet1.B2:Sheet1.B2 Sheet1.B3:Sheet1.B23 Sheet1.D3:Sheet1.D23 Sheet1.C2:Sheet1.C2 Sheet1.C3:Sheet1.C23 Sheet1.D3:Sheet1.D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</table:table-row>
        <table:table-row table:style-name="ro3">
          <table:table-cell table:style-name="ce1" office:value-type="string" table:number-columns-spanned="1" table:number-rows-spanned="21">
            <text:p>VGS=0</text:p>
          </table:table-cell>
          <table:table-cell table:style-name="ce8" office:value-type="float" office:value="0">
            <text:p>0.00000000E+000</text:p>
          </table:table-cell>
          <table:table-cell table:style-name="ce11" office:value-type="float" office:value="0">
            <text:p>0.00000000E+000</text:p>
          </table:table-cell>
          <table:table-cell table:style-name="ce15" office:value-type="float" office:value="0">
            <text:p>0.00000000E+000</text:p>
          </table:table-cell>
          <table:table-cell table:style-name="ce19" table:formula="of:=(([.B3]-[.C3])/[.B3])*100" office:value-type="float" office:value="0">
            <text:p>#DIV/0!</text:p>
          </table:table-cell>
          <table:table-cell/>
          <table:table-cell table:style-name="Default"/>
        </table:table-row>
        <table:table-row table:style-name="ro3">
          <table:covered-table-cell/>
          <table:table-cell table:style-name="ce8" office:value-type="float" office:value="0.00000000019570297">
            <text:p>1.95702970E-010</text:p>
          </table:table-cell>
          <table:table-cell table:style-name="ce11" office:value-type="float" office:value="0.00000000019520335348">
            <text:p>1.95203353E-010</text:p>
          </table:table-cell>
          <table:table-cell table:style-name="ce15" office:value-type="float" office:value="0.5">
            <text:p>5.00000000E-001</text:p>
          </table:table-cell>
          <table:table-cell table:style-name="ce19" table:formula="of:=(([.B4]-[.C4])/[.B4])*100" office:value-type="float" office:value="0.255293274292168">
            <text:p>0.255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0000026674074">
            <text:p>2.66740740E-010</text:p>
          </table:table-cell>
          <table:table-cell table:style-name="ce11" office:value-type="float" office:value="0.00000000026574126233">
            <text:p>2.65741262E-010</text:p>
          </table:table-cell>
          <table:table-cell table:style-name="ce15" office:value-type="float" office:value="1">
            <text:p>1.00000000E+000</text:p>
          </table:table-cell>
          <table:table-cell table:style-name="ce19" table:formula="of:=(([.B5]-[.C5])/[.B5])*100" office:value-type="float" office:value="0.374700043945306">
            <text:p>0.3747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0000034983505">
            <text:p>3.49835050E-010</text:p>
          </table:table-cell>
          <table:table-cell table:style-name="ce11" office:value-type="float" office:value="0.0000000003483358324">
            <text:p>3.48335832E-010</text:p>
          </table:table-cell>
          <table:table-cell table:style-name="ce15" office:value-type="float" office:value="1.5">
            <text:p>1.50000000E+000</text:p>
          </table:table-cell>
          <table:table-cell table:style-name="ce19" table:formula="of:=(([.B6]-[.C6])/[.B6])*100" office:value-type="float" office:value="0.428549855138889">
            <text:p>0.4285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0000044721288">
            <text:p>4.47212880E-010</text:p>
          </table:table-cell>
          <table:table-cell table:style-name="ce11" office:value-type="float" office:value="0.00000000044521381026">
            <text:p>4.45213810E-010</text:p>
          </table:table-cell>
          <table:table-cell table:style-name="ce15" office:value-type="float" office:value="2">
            <text:p>2.00000000E+000</text:p>
          </table:table-cell>
          <table:table-cell table:style-name="ce19" table:formula="of:=(([.B7]-[.C7])/[.B7])*100" office:value-type="float" office:value="0.447006298208586">
            <text:p>0.4470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000005610753">
            <text:p>5.61075300E-010</text:p>
          </table:table-cell>
          <table:table-cell table:style-name="ce11" office:value-type="float" office:value="0.00000000055857651837">
            <text:p>5.58576518E-010</text:p>
          </table:table-cell>
          <table:table-cell table:style-name="ce15" office:value-type="float" office:value="2.5">
            <text:p>2.50000000E+000</text:p>
          </table:table-cell>
          <table:table-cell table:style-name="ce19" table:formula="of:=(([.B8]-[.C8])/[.B8])*100" office:value-type="float" office:value="0.445355842611503">
            <text:p>0.4454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0000069384976">
            <text:p>6.93849760E-010</text:p>
          </table:table-cell>
          <table:table-cell table:style-name="ce11" office:value-type="float" office:value="0.00000000069085159815">
            <text:p>6.90851598E-010</text:p>
          </table:table-cell>
          <table:table-cell table:style-name="ce15" office:value-type="float" office:value="3">
            <text:p>3.00000000E+000</text:p>
          </table:table-cell>
          <table:table-cell table:style-name="ce19" table:formula="of:=(([.B9]-[.C9])/[.B9])*100" office:value-type="float" office:value="0.432105337904859">
            <text:p>0.4321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0000084826091">
            <text:p>8.48260910E-010</text:p>
          </table:table-cell>
          <table:table-cell table:style-name="ce11" office:value-type="float" office:value="0.00000000084476325934">
            <text:p>8.44763259E-010</text:p>
          </table:table-cell>
          <table:table-cell table:style-name="ce15" office:value-type="float" office:value="3.5">
            <text:p>3.50000000E+000</text:p>
          </table:table-cell>
          <table:table-cell table:style-name="ce19" table:formula="of:=(([.B10]-[.C10])/[.B10])*100" office:value-type="float" office:value="0.412331939237903">
            <text:p>0.412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000010273778">
            <text:p>1.02737780E-009</text:p>
          </table:table-cell>
          <table:table-cell table:style-name="ce11" office:value-type="float" office:value="0.0000000010233797143">
            <text:p>1.02337971E-009</text:p>
          </table:table-cell>
          <table:table-cell table:style-name="ce15" office:value-type="float" office:value="4">
            <text:p>4.00000000E+000</text:p>
          </table:table-cell>
          <table:table-cell table:style-name="ce19" table:formula="of:=(([.B11]-[.C11])/[.B11])*100" office:value-type="float" office:value="0.389154379236146">
            <text:p>0.3892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000012346592">
            <text:p>1.23465920E-009</text:p>
          </table:table-cell>
          <table:table-cell table:style-name="ce11" office:value-type="float" office:value="0.0000000012301627494">
            <text:p>1.23016275E-009</text:p>
          </table:table-cell>
          <table:table-cell table:style-name="ce15" office:value-type="float" office:value="4.5">
            <text:p>4.50000000E+000</text:p>
          </table:table-cell>
          <table:table-cell table:style-name="ce19" table:formula="of:=(([.B12]-[.C12])/[.B12])*100" office:value-type="float" office:value="0.364185566348985">
            <text:p>0.3642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000014740007">
            <text:p>1.47400070E-009</text:p>
          </table:table-cell>
          <table:table-cell table:style-name="ce11" office:value-type="float" office:value="0.0000000014690044736">
            <text:p>1.46900447E-009</text:p>
          </table:table-cell>
          <table:table-cell table:style-name="ce15" office:value-type="float" office:value="5">
            <text:p>5.00000000E+000</text:p>
          </table:table-cell>
          <table:table-cell table:style-name="ce19" table:formula="of:=(([.B13]-[.C13])/[.B13])*100" office:value-type="float" office:value="0.338956853955361">
            <text:p>0.3390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000017497871">
            <text:p>1.74978710E-009</text:p>
          </table:table-cell>
          <table:table-cell table:style-name="ce11" office:value-type="float" office:value="0.0000000017442908229">
            <text:p>1.74429082E-009</text:p>
          </table:table-cell>
          <table:table-cell table:style-name="ce15" office:value-type="float" office:value="5.5">
            <text:p>5.50000000E+000</text:p>
          </table:table-cell>
          <table:table-cell table:style-name="ce19" table:formula="of:=(([.B14]-[.C14])/[.B14])*100" office:value-type="float" office:value="0.31411119101289">
            <text:p>0.3141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000020669478">
            <text:p>2.06694780E-009</text:p>
          </table:table-cell>
          <table:table-cell table:style-name="ce11" office:value-type="float" office:value="0.00000000206095363">
            <text:p>2.06095363E-009</text:p>
          </table:table-cell>
          <table:table-cell table:style-name="ce15" office:value-type="float" office:value="6">
            <text:p>6.00000000E+000</text:p>
          </table:table-cell>
          <table:table-cell table:style-name="ce19" table:formula="of:=(([.B15]-[.C15])/[.B15])*100" office:value-type="float" office:value="0.290001034375404">
            <text:p>0.2900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000024310209">
            <text:p>2.43102090E-009</text:p>
          </table:table-cell>
          <table:table-cell table:style-name="ce11" office:value-type="float" office:value="0.0000000024245281338">
            <text:p>2.42452813E-009</text:p>
          </table:table-cell>
          <table:table-cell table:style-name="ce15" office:value-type="float" office:value="6.5">
            <text:p>6.50000000E+000</text:p>
          </table:table-cell>
          <table:table-cell table:style-name="ce19" table:formula="of:=(([.B16]-[.C16])/[.B16])*100" office:value-type="float" office:value="0.267079818194911">
            <text:p>0.2671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000028482214">
            <text:p>2.84822140E-009</text:p>
          </table:table-cell>
          <table:table-cell table:style-name="ce11" office:value-type="float" office:value="0.00000000284123014">
            <text:p>2.84123014E-009</text:p>
          </table:table-cell>
          <table:table-cell table:style-name="ce15" office:value-type="float" office:value="7">
            <text:p>7.00000000E+000</text:p>
          </table:table-cell>
          <table:table-cell table:style-name="ce19" table:formula="of:=(([.B17]-[.C17])/[.B17])*100" office:value-type="float" office:value="0.245460553031432">
            <text:p>0.2455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000033255152">
            <text:p>3.32551520E-009</text:p>
          </table:table-cell>
          <table:table-cell table:style-name="ce11" office:value-type="float" office:value="0.0000000033180238557">
            <text:p>3.31802386E-009</text:p>
          </table:table-cell>
          <table:table-cell table:style-name="ce15" office:value-type="float" office:value="7.5">
            <text:p>7.50000000E+000</text:p>
          </table:table-cell>
          <table:table-cell table:style-name="ce19" table:formula="of:=(([.B18]-[.C18])/[.B18])*100" office:value-type="float" office:value="0.225268683180281">
            <text:p>0.225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000038707064">
            <text:p>3.87070640E-009</text:p>
          </table:table-cell>
          <table:table-cell table:style-name="ce11" office:value-type="float" office:value="0.0000000038627190335">
            <text:p>3.86271903E-009</text:p>
          </table:table-cell>
          <table:table-cell table:style-name="ce15" office:value-type="float" office:value="8">
            <text:p>8.00000000E+000</text:p>
          </table:table-cell>
          <table:table-cell table:style-name="ce19" table:formula="of:=(([.B19]-[.C19])/[.B19])*100" office:value-type="float" office:value="0.206354232912113">
            <text:p>0.2064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000044925244">
            <text:p>4.49252440E-009</text:p>
          </table:table-cell>
          <table:table-cell table:style-name="ce11" office:value-type="float" office:value="0.0000000044840380298">
            <text:p>4.48403803E-009</text:p>
          </table:table-cell>
          <table:table-cell table:style-name="ce15" office:value-type="float" office:value="8.5">
            <text:p>8.50000000E+000</text:p>
          </table:table-cell>
          <table:table-cell table:style-name="ce19" table:formula="of:=(([.B20]-[.C20])/[.B20])*100" office:value-type="float" office:value="0.188899813209693">
            <text:p>0.1889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00005200729">
            <text:p>5.20072900E-009</text:p>
          </table:table-cell>
          <table:table-cell table:style-name="ce11" office:value-type="float" office:value="0.0000000051917430355">
            <text:p>5.19174304E-009</text:p>
          </table:table-cell>
          <table:table-cell table:style-name="ce15" office:value-type="float" office:value="9">
            <text:p>9.00000000E+000</text:p>
          </table:table-cell>
          <table:table-cell table:style-name="ce19" table:formula="of:=(([.B21]-[.C21])/[.B21])*100" office:value-type="float" office:value="0.172782786797783">
            <text:p>0.1728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000060062177">
            <text:p>6.00621770E-009</text:p>
          </table:table-cell>
          <table:table-cell table:style-name="ce11" office:value-type="float" office:value="0.0000000059967373289">
            <text:p>5.99673733E-009</text:p>
          </table:table-cell>
          <table:table-cell table:style-name="ce15" office:value-type="float" office:value="9.5">
            <text:p>9.50000000E+000</text:p>
          </table:table-cell>
          <table:table-cell table:style-name="ce19" table:formula="of:=(([.B22]-[.C22])/[.B22])*100" office:value-type="float" office:value="0.157842615328454">
            <text:p>0.1578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000069211488">
            <text:p>6.92114880E-009</text:p>
          </table:table-cell>
          <table:table-cell table:style-name="ce12" office:value-type="float" office:value="0.0000000069111729673">
            <text:p>6.91117297E-009</text:p>
          </table:table-cell>
          <table:table-cell table:style-name="ce16" office:value-type="float" office:value="10">
            <text:p>1.00000000E+001</text:p>
          </table:table-cell>
          <table:table-cell table:style-name="ce19" table:formula="of:=(([.B23]-[.C23])/[.B23])*100" office:value-type="float" office:value="0.144135503920969">
            <text:p>0.1441</text:p>
          </table:table-cell>
          <table:table-cell>
            <draw:frame table:end-cell-address="Sheet1.Q44" table:end-x="0.4417in" table:end-y="0.0976in" draw:z-index="1" draw:style-name="gr1" svg:width="9.9169in" svg:height="3.7484in" svg:x="0.6291in" svg:y="0.0976in">
              <draw:object draw:notify-on-update-of-ranges="Sheet1.B2:Sheet1.B2 Sheet1.B24:Sheet1.B44 Sheet1.D24:Sheet1.D44 Sheet1.C2:Sheet1.C2 Sheet1.C24:Sheet1.C44 Sheet1.D24:Sheet1.D4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/>
        </table:table-row>
        <table:table-row table:style-name="ro3">
          <table:table-cell table:style-name="ce3" office:value-type="string" table:number-columns-spanned="1" table:number-rows-spanned="21">
            <text:p>VGS=1</text:p>
          </table:table-cell>
          <table:table-cell table:style-name="ce9" office:value-type="float" office:value="0">
            <text:p>0.00000000E+000</text:p>
          </table:table-cell>
          <table:table-cell table:style-name="ce11" office:value-type="float" office:value="0">
            <text:p>0.00000000E+000</text:p>
          </table:table-cell>
          <table:table-cell table:style-name="ce15" office:value-type="float" office:value="0">
            <text:p>0.00000000E+000</text:p>
          </table:table-cell>
          <table:table-cell table:style-name="ce19" table:formula="of:=(([.B24]-[.C24])/[.B24])*100" office:value-type="float" office:value="0">
            <text:p>#DIV/0!</text:p>
          </table:table-cell>
          <table:table-cell/>
          <table:table-cell table:style-name="Default"/>
        </table:table-row>
        <table:table-row table:style-name="ro3">
          <table:covered-table-cell/>
          <table:table-cell table:style-name="ce9" office:value-type="float" office:value="0.000032956">
            <text:p>3.29560000E-005</text:p>
          </table:table-cell>
          <table:table-cell table:style-name="ce11" office:value-type="float" office:value="0.000032956108043">
            <text:p>3.29561080E-005</text:p>
          </table:table-cell>
          <table:table-cell table:style-name="ce15" office:value-type="float" office:value="0.5">
            <text:p>5.00000000E-001</text:p>
          </table:table-cell>
          <table:table-cell table:style-name="ce19" table:formula="of:=(([.B25]-[.C25])/[.B25])*100" office:value-type="float" office:value="-0.000327840150510972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38929936">
            <text:p>3.89299360E-005</text:p>
          </table:table-cell>
          <table:table-cell table:style-name="ce11" office:value-type="float" office:value="0.000038930065784">
            <text:p>3.89300658E-005</text:p>
          </table:table-cell>
          <table:table-cell table:style-name="ce15" office:value-type="float" office:value="1">
            <text:p>1.00000000E+000</text:p>
          </table:table-cell>
          <table:table-cell table:style-name="ce19" table:formula="of:=(([.B26]-[.C26])/[.B26])*100" office:value-type="float" office:value="-0.000333378405761282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41849426">
            <text:p>4.18494260E-005</text:p>
          </table:table-cell>
          <table:table-cell table:style-name="ce11" office:value-type="float" office:value="0.000041849565605">
            <text:p>4.18495656E-005</text:p>
          </table:table-cell>
          <table:table-cell table:style-name="ce15" office:value-type="float" office:value="1.5">
            <text:p>1.50000000E+000</text:p>
          </table:table-cell>
          <table:table-cell table:style-name="ce19" table:formula="of:=(([.B27]-[.C27])/[.B27])*100" office:value-type="float" office:value="-0.000333588804789979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44116511">
            <text:p>4.41165110E-005</text:p>
          </table:table-cell>
          <table:table-cell table:style-name="ce11" office:value-type="float" office:value="0.000044116663048">
            <text:p>4.41166630E-005</text:p>
          </table:table-cell>
          <table:table-cell table:style-name="ce15" office:value-type="float" office:value="2">
            <text:p>2.00000000E+000</text:p>
          </table:table-cell>
          <table:table-cell table:style-name="ce19" table:formula="of:=(([.B28]-[.C28])/[.B28])*100" office:value-type="float" office:value="-0.00034465100833647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46139686">
            <text:p>4.61396860E-005</text:p>
          </table:table-cell>
          <table:table-cell table:style-name="ce11" office:value-type="float" office:value="0.000046139848564">
            <text:p>4.61398486E-005</text:p>
          </table:table-cell>
          <table:table-cell table:style-name="ce15" office:value-type="float" office:value="2.5">
            <text:p>2.50000000E+000</text:p>
          </table:table-cell>
          <table:table-cell table:style-name="ce19" table:formula="of:=(([.B29]-[.C29])/[.B29])*100" office:value-type="float" office:value="-0.000352330096065699">
            <text:p>-0.0004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48046017">
            <text:p>4.80460170E-005</text:p>
          </table:table-cell>
          <table:table-cell table:style-name="ce11" office:value-type="float" office:value="0.000048046185839">
            <text:p>4.80461858E-005</text:p>
          </table:table-cell>
          <table:table-cell table:style-name="ce15" office:value-type="float" office:value="3">
            <text:p>3.00000000E+000</text:p>
          </table:table-cell>
          <table:table-cell table:style-name="ce19" table:formula="of:=(([.B30]-[.C30])/[.B30])*100" office:value-type="float" office:value="-0.000351411023321292">
            <text:p>-0.0004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49887837">
            <text:p>4.98878370E-005</text:p>
          </table:table-cell>
          <table:table-cell table:style-name="ce11" office:value-type="float" office:value="0.000049888014473">
            <text:p>4.98880145E-005</text:p>
          </table:table-cell>
          <table:table-cell table:style-name="ce15" office:value-type="float" office:value="3.5">
            <text:p>3.50000000E+000</text:p>
          </table:table-cell>
          <table:table-cell table:style-name="ce19" table:formula="of:=(([.B31]-[.C31])/[.B31])*100" office:value-type="float" office:value="-0.000355744026345249">
            <text:p>-0.0004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51690619">
            <text:p>5.16906190E-005</text:p>
          </table:table-cell>
          <table:table-cell table:style-name="ce11" office:value-type="float" office:value="0.000051690807595">
            <text:p>5.16908076E-005</text:p>
          </table:table-cell>
          <table:table-cell table:style-name="ce15" office:value-type="float" office:value="4">
            <text:p>4.00000000E+000</text:p>
          </table:table-cell>
          <table:table-cell table:style-name="ce19" table:formula="of:=(([.B32]-[.C32])/[.B32])*100" office:value-type="float" office:value="-0.000364853436950274">
            <text:p>-0.0004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5346823">
            <text:p>5.34682300E-005</text:p>
          </table:table-cell>
          <table:table-cell table:style-name="ce11" office:value-type="float" office:value="0.000053468425904">
            <text:p>5.34684259E-005</text:p>
          </table:table-cell>
          <table:table-cell table:style-name="ce15" office:value-type="float" office:value="4.5">
            <text:p>4.50000000E+000</text:p>
          </table:table-cell>
          <table:table-cell table:style-name="ce19" table:formula="of:=(([.B33]-[.C33])/[.B33])*100" office:value-type="float" office:value="-0.00036639327691586">
            <text:p>-0.0004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55228848">
            <text:p>5.52288480E-005</text:p>
          </table:table-cell>
          <table:table-cell table:style-name="ce11" office:value-type="float" office:value="0.000055229051213">
            <text:p>5.52290512E-005</text:p>
          </table:table-cell>
          <table:table-cell table:style-name="ce15" office:value-type="float" office:value="5">
            <text:p>5.00000000E+000</text:p>
          </table:table-cell>
          <table:table-cell table:style-name="ce19" table:formula="of:=(([.B34]-[.C34])/[.B34])*100" office:value-type="float" office:value="-0.000367947200352016">
            <text:p>-0.0004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56977598">
            <text:p>5.69775980E-005</text:p>
          </table:table-cell>
          <table:table-cell table:style-name="ce11" office:value-type="float" office:value="0.000056977813074">
            <text:p>5.69778131E-005</text:p>
          </table:table-cell>
          <table:table-cell table:style-name="ce15" office:value-type="float" office:value="5.5">
            <text:p>5.50000000E+000</text:p>
          </table:table-cell>
          <table:table-cell table:style-name="ce19" table:formula="of:=(([.B35]-[.C35])/[.B35])*100" office:value-type="float" office:value="-0.000377471159826199">
            <text:p>-0.0004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58717847">
            <text:p>5.87178470E-005</text:p>
          </table:table-cell>
          <table:table-cell table:style-name="ce11" office:value-type="float" office:value="0.00005871806934">
            <text:p>5.87180693E-005</text:p>
          </table:table-cell>
          <table:table-cell table:style-name="ce15" office:value-type="float" office:value="6">
            <text:p>6.00000000E+000</text:p>
          </table:table-cell>
          <table:table-cell table:style-name="ce19" table:formula="of:=(([.B36]-[.C36])/[.B36])*100" office:value-type="float" office:value="-0.000378658297879062">
            <text:p>-0.0004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60451887">
            <text:p>6.04518870E-005</text:p>
          </table:table-cell>
          <table:table-cell table:style-name="ce11" office:value-type="float" office:value="0.000060452119214">
            <text:p>6.04521192E-005</text:p>
          </table:table-cell>
          <table:table-cell table:style-name="ce15" office:value-type="float" office:value="6.5">
            <text:p>6.50000000E+000</text:p>
          </table:table-cell>
          <table:table-cell table:style-name="ce19" table:formula="of:=(([.B37]-[.C37])/[.B37])*100" office:value-type="float" office:value="-0.000384130275374712">
            <text:p>-0.0004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62181327">
            <text:p>6.21813270E-005</text:p>
          </table:table-cell>
          <table:table-cell table:style-name="ce11" office:value-type="float" office:value="0.000062181563408">
            <text:p>6.21815634E-005</text:p>
          </table:table-cell>
          <table:table-cell table:style-name="ce15" office:value-type="float" office:value="7">
            <text:p>7.00000000E+000</text:p>
          </table:table-cell>
          <table:table-cell table:style-name="ce19" table:formula="of:=(([.B38]-[.C38])/[.B38])*100" office:value-type="float" office:value="-0.000380191307273353">
            <text:p>-0.0004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63907327">
            <text:p>6.39073270E-005</text:p>
          </table:table-cell>
          <table:table-cell table:style-name="ce11" office:value-type="float" office:value="0.000063907573349">
            <text:p>6.39075733E-005</text:p>
          </table:table-cell>
          <table:table-cell table:style-name="ce15" office:value-type="float" office:value="7.5">
            <text:p>7.50000000E+000</text:p>
          </table:table-cell>
          <table:table-cell table:style-name="ce19" table:formula="of:=(([.B39]-[.C39])/[.B39])*100" office:value-type="float" office:value="-0.000385478491373165">
            <text:p>-0.0004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65630738">
            <text:p>6.56307380E-005</text:p>
          </table:table-cell>
          <table:table-cell table:style-name="ce11" office:value-type="float" office:value="0.000065630993049">
            <text:p>6.56309930E-005</text:p>
          </table:table-cell>
          <table:table-cell table:style-name="ce15" office:value-type="float" office:value="8">
            <text:p>8.00000000E+000</text:p>
          </table:table-cell>
          <table:table-cell table:style-name="ce19" table:formula="of:=(([.B40]-[.C40])/[.B40])*100" office:value-type="float" office:value="-0.0003886121164746">
            <text:p>-0.0004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67352199">
            <text:p>6.73521990E-005</text:p>
          </table:table-cell>
          <table:table-cell table:style-name="ce11" office:value-type="float" office:value="0.000067352462793">
            <text:p>6.73524628E-005</text:p>
          </table:table-cell>
          <table:table-cell table:style-name="ce15" office:value-type="float" office:value="8.5">
            <text:p>8.50000000E+000</text:p>
          </table:table-cell>
          <table:table-cell table:style-name="ce19" table:formula="of:=(([.B41]-[.C41])/[.B41])*100" office:value-type="float" office:value="-0.00039166204509079">
            <text:p>-0.0004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69072193">
            <text:p>6.90721930E-005</text:p>
          </table:table-cell>
          <table:table-cell table:style-name="ce11" office:value-type="float" office:value="0.000069072470069">
            <text:p>6.90724701E-005</text:p>
          </table:table-cell>
          <table:table-cell table:style-name="ce15" office:value-type="float" office:value="9">
            <text:p>9.00000000E+000</text:p>
          </table:table-cell>
          <table:table-cell table:style-name="ce19" table:formula="of:=(([.B42]-[.C42])/[.B42])*100" office:value-type="float" office:value="-0.000401129583381093">
            <text:p>-0.0004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70791097">
            <text:p>7.07910970E-005</text:p>
          </table:table-cell>
          <table:table-cell table:style-name="ce11" office:value-type="float" office:value="0.000070791378675">
            <text:p>7.07913787E-005</text:p>
          </table:table-cell>
          <table:table-cell table:style-name="ce15" office:value-type="float" office:value="9.5">
            <text:p>9.50000000E+000</text:p>
          </table:table-cell>
          <table:table-cell table:style-name="ce19" table:formula="of:=(([.B43]-[.C43])/[.B43])*100" office:value-type="float" office:value="-0.000397896080070708">
            <text:p>-0.0004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072509206">
            <text:p>7.25092060E-005</text:p>
          </table:table-cell>
          <table:table-cell table:style-name="ce12" office:value-type="float" office:value="0.000072509494203">
            <text:p>7.25094942E-005</text:p>
          </table:table-cell>
          <table:table-cell table:style-name="ce16" office:value-type="float" office:value="10">
            <text:p>1.00000000E+001</text:p>
          </table:table-cell>
          <table:table-cell table:style-name="ce19" table:formula="of:=(([.B44]-[.C44])/[.B44])*100" office:value-type="float" office:value="-0.000397470908745271">
            <text:p>-0.0004</text:p>
          </table:table-cell>
          <table:table-cell>
            <draw:frame table:end-cell-address="Sheet1.Q65" table:end-x="0.5165in" table:end-y="0.1657in" draw:z-index="2" draw:style-name="gr1" svg:width="9.9169in" svg:height="3.8898in" svg:x="0.7039in" svg:y="0.0244in">
              <draw:object draw:notify-on-update-of-ranges="Sheet1.B2:Sheet1.B2 Sheet1.B45:Sheet1.B65 Sheet1.D45:Sheet1.D65 Sheet1.C2:Sheet1.C2 Sheet1.C45:Sheet1.C65 Sheet1.D45:Sheet1.D6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/>
        </table:table-row>
        <table:table-row table:style-name="ro3">
          <table:table-cell table:style-name="ce3" office:value-type="string" table:number-columns-spanned="1" table:number-rows-spanned="21">
            <text:p>VGS=2</text:p>
          </table:table-cell>
          <table:table-cell table:style-name="ce9" office:value-type="float" office:value="0">
            <text:p>0.00000000E+000</text:p>
          </table:table-cell>
          <table:table-cell table:style-name="ce11" office:value-type="float" office:value="0">
            <text:p>0.00000000E+000</text:p>
          </table:table-cell>
          <table:table-cell table:style-name="ce15" office:value-type="float" office:value="0">
            <text:p>0.00000000E+000</text:p>
          </table:table-cell>
          <table:table-cell table:style-name="ce19" table:formula="of:=(([.B45]-[.C45])/[.B45])*100" office:value-type="float" office:value="0">
            <text:p>#DIV/0!</text:p>
          </table:table-cell>
          <table:table-cell/>
          <table:table-cell table:style-name="Default"/>
        </table:table-row>
        <table:table-row table:style-name="ro3">
          <table:covered-table-cell/>
          <table:table-cell table:style-name="ce9" office:value-type="float" office:value="0.00012546975">
            <text:p>1.25469750E-004</text:p>
          </table:table-cell>
          <table:table-cell table:style-name="ce11" office:value-type="float" office:value="0.00012547013466">
            <text:p>1.25470135E-004</text:p>
          </table:table-cell>
          <table:table-cell table:style-name="ce15" office:value-type="float" office:value="0.5">
            <text:p>5.00000000E-001</text:p>
          </table:table-cell>
          <table:table-cell table:style-name="ce19" table:formula="of:=(([.B46]-[.C46])/[.B46])*100" office:value-type="float" office:value="-0.000306575887818214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13870535">
            <text:p>1.38705350E-004</text:p>
          </table:table-cell>
          <table:table-cell table:style-name="ce11" office:value-type="float" office:value="0.0001387057855">
            <text:p>1.38705786E-004</text:p>
          </table:table-cell>
          <table:table-cell table:style-name="ce15" office:value-type="float" office:value="1">
            <text:p>1.00000000E+000</text:p>
          </table:table-cell>
          <table:table-cell table:style-name="ce19" table:formula="of:=(([.B47]-[.C47])/[.B47])*100" office:value-type="float" office:value="-0.00031397491158175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14314361">
            <text:p>1.43143610E-004</text:p>
          </table:table-cell>
          <table:table-cell table:style-name="ce11" office:value-type="float" office:value="0.00014314406144">
            <text:p>1.43144061E-004</text:p>
          </table:table-cell>
          <table:table-cell table:style-name="ce15" office:value-type="float" office:value="1.5">
            <text:p>1.50000000E+000</text:p>
          </table:table-cell>
          <table:table-cell table:style-name="ce19" table:formula="of:=(([.B48]-[.C48])/[.B48])*100" office:value-type="float" office:value="-0.00031537558681087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14639402">
            <text:p>1.46394020E-004</text:p>
          </table:table-cell>
          <table:table-cell table:style-name="ce11" office:value-type="float" office:value="0.00014639449364">
            <text:p>1.46394494E-004</text:p>
          </table:table-cell>
          <table:table-cell table:style-name="ce15" office:value-type="float" office:value="2">
            <text:p>2.00000000E+000</text:p>
          </table:table-cell>
          <table:table-cell table:style-name="ce19" table:formula="of:=(([.B49]-[.C49])/[.B49])*100" office:value-type="float" office:value="-0.000323537805708258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14925965">
            <text:p>1.49259650E-004</text:p>
          </table:table-cell>
          <table:table-cell table:style-name="ce11" office:value-type="float" office:value="0.00014926012955">
            <text:p>1.49260130E-004</text:p>
          </table:table-cell>
          <table:table-cell table:style-name="ce15" office:value-type="float" office:value="2.5">
            <text:p>2.50000000E+000</text:p>
          </table:table-cell>
          <table:table-cell table:style-name="ce19" table:formula="of:=(([.B50]-[.C50])/[.B50])*100" office:value-type="float" office:value="-0.000321285759429648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15195275">
            <text:p>1.51952750E-004</text:p>
          </table:table-cell>
          <table:table-cell table:style-name="ce11" office:value-type="float" office:value="0.00015195323795">
            <text:p>1.51953238E-004</text:p>
          </table:table-cell>
          <table:table-cell table:style-name="ce15" office:value-type="float" office:value="3">
            <text:p>3.00000000E+000</text:p>
          </table:table-cell>
          <table:table-cell table:style-name="ce19" table:formula="of:=(([.B51]-[.C51])/[.B51])*100" office:value-type="float" office:value="-0.00032111955855531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15455354">
            <text:p>1.54553540E-004</text:p>
          </table:table-cell>
          <table:table-cell table:style-name="ce11" office:value-type="float" office:value="0.0001545540581">
            <text:p>1.54554058E-004</text:p>
          </table:table-cell>
          <table:table-cell table:style-name="ce15" office:value-type="float" office:value="3.5">
            <text:p>3.50000000E+000</text:p>
          </table:table-cell>
          <table:table-cell table:style-name="ce19" table:formula="of:=(([.B52]-[.C52])/[.B52])*100" office:value-type="float" office:value="-0.00033522363837301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15709905">
            <text:p>1.57099050E-004</text:p>
          </table:table-cell>
          <table:table-cell table:style-name="ce11" office:value-type="float" office:value="0.00015709958097">
            <text:p>1.57099581E-004</text:p>
          </table:table-cell>
          <table:table-cell table:style-name="ce15" office:value-type="float" office:value="4">
            <text:p>4.00000000E+000</text:p>
          </table:table-cell>
          <table:table-cell table:style-name="ce19" table:formula="of:=(([.B53]-[.C53])/[.B53])*100" office:value-type="float" office:value="-0.000337984220789298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1596087">
            <text:p>1.59608700E-004</text:p>
          </table:table-cell>
          <table:table-cell table:style-name="ce11" office:value-type="float" office:value="0.00015960923338">
            <text:p>1.59609233E-004</text:p>
          </table:table-cell>
          <table:table-cell table:style-name="ce15" office:value-type="float" office:value="4.5">
            <text:p>4.50000000E+000</text:p>
          </table:table-cell>
          <table:table-cell table:style-name="ce19" table:formula="of:=(([.B54]-[.C54])/[.B54])*100" office:value-type="float" office:value="-0.000334179778402422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16209367">
            <text:p>1.62093670E-004</text:p>
          </table:table-cell>
          <table:table-cell table:style-name="ce11" office:value-type="float" office:value="0.00016209422029">
            <text:p>1.62094220E-004</text:p>
          </table:table-cell>
          <table:table-cell table:style-name="ce15" office:value-type="float" office:value="5">
            <text:p>5.00000000E+000</text:p>
          </table:table-cell>
          <table:table-cell table:style-name="ce19" table:formula="of:=(([.B55]-[.C55])/[.B55])*100" office:value-type="float" office:value="-0.000339488889362348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16456083">
            <text:p>1.64560830E-004</text:p>
          </table:table-cell>
          <table:table-cell table:style-name="ce11" office:value-type="float" office:value="0.0001645613811">
            <text:p>1.64561381E-004</text:p>
          </table:table-cell>
          <table:table-cell table:style-name="ce15" office:value-type="float" office:value="5.5">
            <text:p>5.50000000E+000</text:p>
          </table:table-cell>
          <table:table-cell table:style-name="ce19" table:formula="of:=(([.B56]-[.C56])/[.B56])*100" office:value-type="float" office:value="-0.00033489135901833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16701463">
            <text:p>1.67014630E-004</text:p>
          </table:table-cell>
          <table:table-cell table:style-name="ce11" office:value-type="float" office:value="0.0001670151978">
            <text:p>1.67015198E-004</text:p>
          </table:table-cell>
          <table:table-cell table:style-name="ce15" office:value-type="float" office:value="6">
            <text:p>6.00000000E+000</text:p>
          </table:table-cell>
          <table:table-cell table:style-name="ce19" table:formula="of:=(([.B57]-[.C57])/[.B57])*100" office:value-type="float" office:value="-0.000339970216978696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16945811">
            <text:p>1.69458110E-004</text:p>
          </table:table-cell>
          <table:table-cell table:style-name="ce11" office:value-type="float" office:value="0.0001694586972">
            <text:p>1.69458697E-004</text:p>
          </table:table-cell>
          <table:table-cell table:style-name="ce15" office:value-type="float" office:value="6.5">
            <text:p>6.50000000E+000</text:p>
          </table:table-cell>
          <table:table-cell table:style-name="ce19" table:formula="of:=(([.B58]-[.C58])/[.B58])*100" office:value-type="float" office:value="-0.000346516316051587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17189344">
            <text:p>1.71893440E-004</text:p>
          </table:table-cell>
          <table:table-cell table:style-name="ce11" office:value-type="float" office:value="0.00017189404753">
            <text:p>1.71894048E-004</text:p>
          </table:table-cell>
          <table:table-cell table:style-name="ce15" office:value-type="float" office:value="7">
            <text:p>7.00000000E+000</text:p>
          </table:table-cell>
          <table:table-cell table:style-name="ce19" table:formula="of:=(([.B59]-[.C59])/[.B59])*100" office:value-type="float" office:value="-0.000353434081033949">
            <text:p>-0.0004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17432214">
            <text:p>1.74322140E-004</text:p>
          </table:table-cell>
          <table:table-cell table:style-name="ce11" office:value-type="float" office:value="0.00017432274763">
            <text:p>1.74322748E-004</text:p>
          </table:table-cell>
          <table:table-cell table:style-name="ce15" office:value-type="float" office:value="7.5">
            <text:p>7.50000000E+000</text:p>
          </table:table-cell>
          <table:table-cell table:style-name="ce19" table:formula="of:=(([.B60]-[.C60])/[.B60])*100" office:value-type="float" office:value="-0.000348567313381229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17674533">
            <text:p>1.76745330E-004</text:p>
          </table:table-cell>
          <table:table-cell table:style-name="ce11" office:value-type="float" office:value="0.0001767459471">
            <text:p>1.76745947E-004</text:p>
          </table:table-cell>
          <table:table-cell table:style-name="ce15" office:value-type="float" office:value="8">
            <text:p>8.00000000E+000</text:p>
          </table:table-cell>
          <table:table-cell table:style-name="ce19" table:formula="of:=(([.B61]-[.C61])/[.B61])*100" office:value-type="float" office:value="-0.000349146424409726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17916387">
            <text:p>1.79163870E-004</text:p>
          </table:table-cell>
          <table:table-cell table:style-name="ce11" office:value-type="float" office:value="0.00017916450452">
            <text:p>1.79164505E-004</text:p>
          </table:table-cell>
          <table:table-cell table:style-name="ce15" office:value-type="float" office:value="8.5">
            <text:p>8.50000000E+000</text:p>
          </table:table-cell>
          <table:table-cell table:style-name="ce19" table:formula="of:=(([.B62]-[.C62])/[.B62])*100" office:value-type="float" office:value="-0.000354156225801473">
            <text:p>-0.0004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18157844">
            <text:p>1.81578440E-004</text:p>
          </table:table-cell>
          <table:table-cell table:style-name="ce11" office:value-type="float" office:value="0.00018157908926">
            <text:p>1.81579089E-004</text:p>
          </table:table-cell>
          <table:table-cell table:style-name="ce15" office:value-type="float" office:value="9">
            <text:p>9.00000000E+000</text:p>
          </table:table-cell>
          <table:table-cell table:style-name="ce19" table:formula="of:=(([.B63]-[.C63])/[.B63])*100" office:value-type="float" office:value="-0.000357564477374639">
            <text:p>-0.0004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18398956">
            <text:p>1.83989560E-004</text:p>
          </table:table-cell>
          <table:table-cell table:style-name="ce11" office:value-type="float" office:value="0.0001839902252">
            <text:p>1.83990225E-004</text:p>
          </table:table-cell>
          <table:table-cell table:style-name="ce15" office:value-type="float" office:value="9.5">
            <text:p>9.50000000E+000</text:p>
          </table:table-cell>
          <table:table-cell table:style-name="ce19" table:formula="of:=(([.B64]-[.C64])/[.B64])*100" office:value-type="float" office:value="-0.000361542252728432">
            <text:p>-0.0004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18639768">
            <text:p>1.86397680E-004</text:p>
          </table:table-cell>
          <table:table-cell table:style-name="ce12" office:value-type="float" office:value="0.00018639834889">
            <text:p>1.86398349E-004</text:p>
          </table:table-cell>
          <table:table-cell table:style-name="ce16" office:value-type="float" office:value="10">
            <text:p>1.00000000E+001</text:p>
          </table:table-cell>
          <table:table-cell table:style-name="ce19" table:formula="of:=(([.B65]-[.C65])/[.B65])*100" office:value-type="float" office:value="-0.000358851032925452">
            <text:p>-0.0004</text:p>
          </table:table-cell>
          <table:table-cell>
            <draw:frame table:end-cell-address="Sheet1.Q86" table:end-x="0.5827in" table:end-y="0.124in" draw:z-index="3" draw:style-name="gr1" svg:width="9.9169in" svg:height="3.7634in" svg:x="0.7701in" svg:y="0.1091in">
              <draw:object draw:notify-on-update-of-ranges="Sheet1.B2:Sheet1.B2 Sheet1.B66:Sheet1.B86 Sheet1.D66:Sheet1.D86 Sheet1.C2:Sheet1.C2 Sheet1.C66:Sheet1.C86 Sheet1.D66:Sheet1.D8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/>
        </table:table-row>
        <table:table-row table:style-name="ro3">
          <table:table-cell table:style-name="ce3" office:value-type="string" table:number-columns-spanned="1" table:number-rows-spanned="21">
            <text:p>VGS=3</text:p>
          </table:table-cell>
          <table:table-cell table:style-name="ce8" office:value-type="float" office:value="0">
            <text:p>0.00000000E+000</text:p>
          </table:table-cell>
          <table:table-cell table:style-name="ce12" office:value-type="float" office:value="0">
            <text:p>0.00000000E+000</text:p>
          </table:table-cell>
          <table:table-cell table:style-name="ce16" office:value-type="float" office:value="0">
            <text:p>0.00000000E+000</text:p>
          </table:table-cell>
          <table:table-cell table:style-name="ce19" table:formula="of:=(([.B66]-[.C66])/[.B66])*100" office:value-type="float" office:value="0">
            <text:p>#DIV/0!</text:p>
          </table:table-cell>
          <table:table-cell/>
          <table:table-cell table:style-name="Default"/>
        </table:table-row>
        <table:table-row table:style-name="ro3">
          <table:covered-table-cell/>
          <table:table-cell table:style-name="ce9" office:value-type="float" office:value="0.00014542274">
            <text:p>1.45422740E-004</text:p>
          </table:table-cell>
          <table:table-cell table:style-name="ce11" office:value-type="float" office:value="0.00014542313875">
            <text:p>1.45423139E-004</text:p>
          </table:table-cell>
          <table:table-cell table:style-name="ce15" office:value-type="float" office:value="0.5">
            <text:p>5.00000000E-001</text:p>
          </table:table-cell>
          <table:table-cell table:style-name="ce19" table:formula="of:=(([.B67]-[.C67])/[.B67])*100" office:value-type="float" office:value="-0.000274200582388884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19479024">
            <text:p>1.94790240E-004</text:p>
          </table:table-cell>
          <table:table-cell table:style-name="ce11" office:value-type="float" office:value="0.0001947908313">
            <text:p>1.94790831E-004</text:p>
          </table:table-cell>
          <table:table-cell table:style-name="ce15" office:value-type="float" office:value="1">
            <text:p>1.00000000E+000</text:p>
          </table:table-cell>
          <table:table-cell table:style-name="ce19" table:formula="of:=(([.B68]-[.C68])/[.B68])*100" office:value-type="float" office:value="-0.000303557303493073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043189">
            <text:p>2.04318900E-004</text:p>
          </table:table-cell>
          <table:table-cell table:style-name="ce11" office:value-type="float" office:value="0.00020431954181">
            <text:p>2.04319542E-004</text:p>
          </table:table-cell>
          <table:table-cell table:style-name="ce15" office:value-type="float" office:value="1.5">
            <text:p>1.50000000E+000</text:p>
          </table:table-cell>
          <table:table-cell table:style-name="ce19" table:formula="of:=(([.B69]-[.C69])/[.B69])*100" office:value-type="float" office:value="-0.000314121698972951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0922566">
            <text:p>2.09225660E-004</text:p>
          </table:table-cell>
          <table:table-cell table:style-name="ce11" office:value-type="float" office:value="0.00020922631666">
            <text:p>2.09226317E-004</text:p>
          </table:table-cell>
          <table:table-cell table:style-name="ce15" office:value-type="float" office:value="2">
            <text:p>2.00000000E+000</text:p>
          </table:table-cell>
          <table:table-cell table:style-name="ce19" table:formula="of:=(([.B70]-[.C70])/[.B70])*100" office:value-type="float" office:value="-0.000313852516944211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1289819">
            <text:p>2.12898190E-004</text:p>
          </table:table-cell>
          <table:table-cell table:style-name="ce11" office:value-type="float" office:value="0.00021289885626">
            <text:p>2.12898856E-004</text:p>
          </table:table-cell>
          <table:table-cell table:style-name="ce15" office:value-type="float" office:value="2.5">
            <text:p>2.50000000E+000</text:p>
          </table:table-cell>
          <table:table-cell table:style-name="ce19" table:formula="of:=(([.B71]-[.C71])/[.B71])*100" office:value-type="float" office:value="-0.000312947705190591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1606594">
            <text:p>2.16065940E-004</text:p>
          </table:table-cell>
          <table:table-cell table:style-name="ce11" office:value-type="float" office:value="0.00021606661903">
            <text:p>2.16066619E-004</text:p>
          </table:table-cell>
          <table:table-cell table:style-name="ce15" office:value-type="float" office:value="3">
            <text:p>3.00000000E+000</text:p>
          </table:table-cell>
          <table:table-cell table:style-name="ce19" table:formula="of:=(([.B72]-[.C72])/[.B72])*100" office:value-type="float" office:value="-0.000314269801157458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1897849">
            <text:p>2.18978490E-004</text:p>
          </table:table-cell>
          <table:table-cell table:style-name="ce11" office:value-type="float" office:value="0.00021897918487">
            <text:p>2.18979185E-004</text:p>
          </table:table-cell>
          <table:table-cell table:style-name="ce15" office:value-type="float" office:value="3.5">
            <text:p>3.50000000E+000</text:p>
          </table:table-cell>
          <table:table-cell table:style-name="ce19" table:formula="of:=(([.B73]-[.C73])/[.B73])*100" office:value-type="float" office:value="-0.000317323404699331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2174429">
            <text:p>2.21744290E-004</text:p>
          </table:table-cell>
          <table:table-cell table:style-name="ce11" office:value-type="float" office:value="0.00022174500918">
            <text:p>2.21745009E-004</text:p>
          </table:table-cell>
          <table:table-cell table:style-name="ce15" office:value-type="float" office:value="4">
            <text:p>4.00000000E+000</text:p>
          </table:table-cell>
          <table:table-cell table:style-name="ce19" table:formula="of:=(([.B74]-[.C74])/[.B74])*100" office:value-type="float" office:value="-0.000324328531753296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2441805">
            <text:p>2.24418050E-004</text:p>
          </table:table-cell>
          <table:table-cell table:style-name="ce11" office:value-type="float" office:value="0.00022441877809">
            <text:p>2.24418778E-004</text:p>
          </table:table-cell>
          <table:table-cell table:style-name="ce15" office:value-type="float" office:value="4.5">
            <text:p>4.50000000E+000</text:p>
          </table:table-cell>
          <table:table-cell table:style-name="ce19" table:formula="of:=(([.B75]-[.C75])/[.B75])*100" office:value-type="float" office:value="-0.00032443468786054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2703033">
            <text:p>2.27030330E-004</text:p>
          </table:table-cell>
          <table:table-cell table:style-name="ce11" office:value-type="float" office:value="0.00022703106515">
            <text:p>2.27031065E-004</text:p>
          </table:table-cell>
          <table:table-cell table:style-name="ce15" office:value-type="float" office:value="5">
            <text:p>5.00000000E+000</text:p>
          </table:table-cell>
          <table:table-cell table:style-name="ce19" table:formula="of:=(([.B76]-[.C76])/[.B76])*100" office:value-type="float" office:value="-0.00032381136036384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2959954">
            <text:p>2.29599540E-004</text:p>
          </table:table-cell>
          <table:table-cell table:style-name="ce11" office:value-type="float" office:value="0.0002296002931">
            <text:p>2.29600293E-004</text:p>
          </table:table-cell>
          <table:table-cell table:style-name="ce15" office:value-type="float" office:value="5.5">
            <text:p>5.50000000E+000</text:p>
          </table:table-cell>
          <table:table-cell table:style-name="ce19" table:formula="of:=(([.B77]-[.C77])/[.B77])*100" office:value-type="float" office:value="-0.00032800588363759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3213745">
            <text:p>2.32137450E-004</text:p>
          </table:table-cell>
          <table:table-cell table:style-name="ce11" office:value-type="float" office:value="0.00023213820532">
            <text:p>2.32138205E-004</text:p>
          </table:table-cell>
          <table:table-cell table:style-name="ce15" office:value-type="float" office:value="6">
            <text:p>6.00000000E+000</text:p>
          </table:table-cell>
          <table:table-cell table:style-name="ce19" table:formula="of:=(([.B78]-[.C78])/[.B78])*100" office:value-type="float" office:value="-0.000325376194152783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3465189">
            <text:p>2.34651890E-004</text:p>
          </table:table-cell>
          <table:table-cell table:style-name="ce11" office:value-type="float" office:value="0.00023465267441">
            <text:p>2.34652674E-004</text:p>
          </table:table-cell>
          <table:table-cell table:style-name="ce15" office:value-type="float" office:value="6.5">
            <text:p>6.50000000E+000</text:p>
          </table:table-cell>
          <table:table-cell table:style-name="ce19" table:formula="of:=(([.B79]-[.C79])/[.B79])*100" office:value-type="float" office:value="-0.000334286674617311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3714832">
            <text:p>2.37148320E-004</text:p>
          </table:table-cell>
          <table:table-cell table:style-name="ce11" office:value-type="float" office:value="0.00023714909912">
            <text:p>2.37149099E-004</text:p>
          </table:table-cell>
          <table:table-cell table:style-name="ce15" office:value-type="float" office:value="7">
            <text:p>7.00000000E+000</text:p>
          </table:table-cell>
          <table:table-cell table:style-name="ce19" table:formula="of:=(([.B80]-[.C80])/[.B80])*100" office:value-type="float" office:value="-0.000328537010093851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3963061">
            <text:p>2.39630610E-004</text:p>
          </table:table-cell>
          <table:table-cell table:style-name="ce11" office:value-type="float" office:value="0.00023963140848">
            <text:p>2.39631408E-004</text:p>
          </table:table-cell>
          <table:table-cell table:style-name="ce15" office:value-type="float" office:value="7.5">
            <text:p>7.50000000E+000</text:p>
          </table:table-cell>
          <table:table-cell table:style-name="ce19" table:formula="of:=(([.B81]-[.C81])/[.B81])*100" office:value-type="float" office:value="-0.000333212856249219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4210163">
            <text:p>2.42101630E-004</text:p>
          </table:table-cell>
          <table:table-cell table:style-name="ce11" office:value-type="float" office:value="0.00024210245465">
            <text:p>2.42102455E-004</text:p>
          </table:table-cell>
          <table:table-cell table:style-name="ce15" office:value-type="float" office:value="8">
            <text:p>8.00000000E+000</text:p>
          </table:table-cell>
          <table:table-cell table:style-name="ce19" table:formula="of:=(([.B82]-[.C82])/[.B82])*100" office:value-type="float" office:value="-0.000340621415893093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4456354">
            <text:p>2.44563540E-004</text:p>
          </table:table-cell>
          <table:table-cell table:style-name="ce11" office:value-type="float" office:value="0.00024456437677">
            <text:p>2.44564377E-004</text:p>
          </table:table-cell>
          <table:table-cell table:style-name="ce15" office:value-type="float" office:value="8.5">
            <text:p>8.50000000E+000</text:p>
          </table:table-cell>
          <table:table-cell table:style-name="ce19" table:formula="of:=(([.B83]-[.C83])/[.B83])*100" office:value-type="float" office:value="-0.000342148302224344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4701797">
            <text:p>2.47017970E-004</text:p>
          </table:table-cell>
          <table:table-cell table:style-name="ce11" office:value-type="float" office:value="0.00024701881921">
            <text:p>2.47018819E-004</text:p>
          </table:table-cell>
          <table:table-cell table:style-name="ce15" office:value-type="float" office:value="9">
            <text:p>9.00000000E+000</text:p>
          </table:table-cell>
          <table:table-cell table:style-name="ce19" table:formula="of:=(([.B84]-[.C84])/[.B84])*100" office:value-type="float" office:value="-0.000343784705221628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4946624">
            <text:p>2.49466240E-004</text:p>
          </table:table-cell>
          <table:table-cell table:style-name="ce11" office:value-type="float" office:value="0.00024946709163">
            <text:p>2.49467092E-004</text:p>
          </table:table-cell>
          <table:table-cell table:style-name="ce15" office:value-type="float" office:value="9.5">
            <text:p>9.50000000E+000</text:p>
          </table:table-cell>
          <table:table-cell table:style-name="ce19" table:formula="of:=(([.B85]-[.C85])/[.B85])*100" office:value-type="float" office:value="-0.000341380861806179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5190939">
            <text:p>2.51909390E-004</text:p>
          </table:table-cell>
          <table:table-cell table:style-name="ce12" office:value-type="float" office:value="0.00025191024179">
            <text:p>2.51910242E-004</text:p>
          </table:table-cell>
          <table:table-cell table:style-name="ce16" office:value-type="float" office:value="10">
            <text:p>1.00000000E+001</text:p>
          </table:table-cell>
          <table:table-cell table:style-name="ce19" table:formula="of:=(([.B86]-[.C86])/[.B86])*100" office:value-type="float" office:value="-0.000338133485228424">
            <text:p>-0.0003</text:p>
          </table:table-cell>
          <table:table-cell/>
          <table:table-cell table:style-name="Default">
            <draw:frame table:end-cell-address="Sheet1.Q107" table:end-x="0.7307in" table:end-y="0.1657in" draw:z-index="4" draw:style-name="gr1" svg:width="9.9169in" svg:height="3.8283in" svg:x="0.0291in" svg:y="0.0858in">
              <draw:object draw:notify-on-update-of-ranges="Sheet1.B2:Sheet1.B2 Sheet1.B87:Sheet1.B107 Sheet1.D87:Sheet1.D107 Sheet1.C2:Sheet1.C2 Sheet1.C87:Sheet1.C107 Sheet1.D87:Sheet1.D10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3">
          <table:table-cell table:style-name="ce3" office:value-type="string" table:number-columns-spanned="1" table:number-rows-spanned="21">
            <text:p>VGS=4</text:p>
          </table:table-cell>
          <table:table-cell table:style-name="ce8" office:value-type="float" office:value="0">
            <text:p>0.00000000E+000</text:p>
          </table:table-cell>
          <table:table-cell table:style-name="ce12" office:value-type="float" office:value="0">
            <text:p>0.00000000E+000</text:p>
          </table:table-cell>
          <table:table-cell table:style-name="ce16" office:value-type="float" office:value="0">
            <text:p>0.00000000E+000</text:p>
          </table:table-cell>
          <table:table-cell table:style-name="ce19" table:formula="of:=(([.B87]-[.C87])/[.B87])*100" office:value-type="float" office:value="0">
            <text:p>#DIV/0!</text:p>
          </table:table-cell>
          <table:table-cell/>
          <table:table-cell table:style-name="Default"/>
        </table:table-row>
        <table:table-row table:style-name="ro3">
          <table:covered-table-cell/>
          <table:table-cell table:style-name="ce9" office:value-type="float" office:value="0.000098620828">
            <text:p>9.86208280E-005</text:p>
          </table:table-cell>
          <table:table-cell table:style-name="ce11" office:value-type="float" office:value="0.000098459371657">
            <text:p>9.84593717E-005</text:p>
          </table:table-cell>
          <table:table-cell table:style-name="ce15" office:value-type="float" office:value="0.5">
            <text:p>5.00000000E-001</text:p>
          </table:table-cell>
          <table:table-cell table:style-name="ce19" table:formula="of:=(([.B88]-[.C88])/[.B88])*100" office:value-type="float" office:value="0.163714244013441">
            <text:p>0.1637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16511211">
            <text:p>1.65112110E-004</text:p>
          </table:table-cell>
          <table:table-cell table:style-name="ce11" office:value-type="float" office:value="0.00016500586935">
            <text:p>1.65005869E-004</text:p>
          </table:table-cell>
          <table:table-cell table:style-name="ce15" office:value-type="float" office:value="1">
            <text:p>1.00000000E+000</text:p>
          </table:table-cell>
          <table:table-cell table:style-name="ce19" table:formula="of:=(([.B89]-[.C89])/[.B89])*100" office:value-type="float" office:value="0.0643445535279013">
            <text:p>0.064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044936">
            <text:p>2.04493600E-004</text:p>
          </table:table-cell>
          <table:table-cell table:style-name="ce11" office:value-type="float" office:value="0.0002044456196">
            <text:p>2.04445620E-004</text:p>
          </table:table-cell>
          <table:table-cell table:style-name="ce15" office:value-type="float" office:value="1.5">
            <text:p>1.50000000E+000</text:p>
          </table:table-cell>
          <table:table-cell table:style-name="ce19" table:formula="of:=(([.B90]-[.C90])/[.B90])*100" office:value-type="float" office:value="0.0234630325838992">
            <text:p>0.0235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2054796">
            <text:p>2.20547960E-004</text:p>
          </table:table-cell>
          <table:table-cell table:style-name="ce11" office:value-type="float" office:value="0.00022052704298">
            <text:p>2.20527043E-004</text:p>
          </table:table-cell>
          <table:table-cell table:style-name="ce15" office:value-type="float" office:value="2">
            <text:p>2.00000000E+000</text:p>
          </table:table-cell>
          <table:table-cell table:style-name="ce19" table:formula="of:=(([.B91]-[.C91])/[.B91])*100" office:value-type="float" office:value="0.00948411402217962">
            <text:p>0.0095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2895673">
            <text:p>2.28956730E-004</text:p>
          </table:table-cell>
          <table:table-cell table:style-name="ce11" office:value-type="float" office:value="0.00022894405993">
            <text:p>2.28944060E-004</text:p>
          </table:table-cell>
          <table:table-cell table:style-name="ce15" office:value-type="float" office:value="2.5">
            <text:p>2.50000000E+000</text:p>
          </table:table-cell>
          <table:table-cell table:style-name="ce19" table:formula="of:=(([.B92]-[.C92])/[.B92])*100" office:value-type="float" office:value="0.00553382728691736">
            <text:p>0.0055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3466599">
            <text:p>2.34665990E-004</text:p>
          </table:table-cell>
          <table:table-cell table:style-name="ce11" office:value-type="float" office:value="0.0002346568217">
            <text:p>2.34656822E-004</text:p>
          </table:table-cell>
          <table:table-cell table:style-name="ce15" office:value-type="float" office:value="3">
            <text:p>3.00000000E+000</text:p>
          </table:table-cell>
          <table:table-cell table:style-name="ce19" table:formula="of:=(([.B93]-[.C93])/[.B93])*100" office:value-type="float" office:value="0.00390695728851606">
            <text:p>0.0039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391236">
            <text:p>2.39123600E-004</text:p>
          </table:table-cell>
          <table:table-cell table:style-name="ce11" office:value-type="float" office:value="0.00023911622702">
            <text:p>2.39116227E-004</text:p>
          </table:table-cell>
          <table:table-cell table:style-name="ce15" office:value-type="float" office:value="3.5">
            <text:p>3.50000000E+000</text:p>
          </table:table-cell>
          <table:table-cell table:style-name="ce19" table:formula="of:=(([.B94]-[.C94])/[.B94])*100" office:value-type="float" office:value="0.00308333430911701">
            <text:p>0.0031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4290024">
            <text:p>2.42900240E-004</text:p>
          </table:table-cell>
          <table:table-cell table:style-name="ce11" office:value-type="float" office:value="0.00024289391877">
            <text:p>2.42893919E-004</text:p>
          </table:table-cell>
          <table:table-cell table:style-name="ce15" office:value-type="float" office:value="4">
            <text:p>4.00000000E+000</text:p>
          </table:table-cell>
          <table:table-cell table:style-name="ce19" table:formula="of:=(([.B95]-[.C95])/[.B95])*100" office:value-type="float" office:value="0.00260239759334821">
            <text:p>0.0026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4626591">
            <text:p>2.46265910E-004</text:p>
          </table:table-cell>
          <table:table-cell table:style-name="ce11" office:value-type="float" office:value="0.00024626025697">
            <text:p>2.46260257E-004</text:p>
          </table:table-cell>
          <table:table-cell table:style-name="ce15" office:value-type="float" office:value="4.5">
            <text:p>4.50000000E+000</text:p>
          </table:table-cell>
          <table:table-cell table:style-name="ce19" table:formula="of:=(([.B96]-[.C96])/[.B96])*100" office:value-type="float" office:value="0.00229549839033745">
            <text:p>0.002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4936486">
            <text:p>2.49364860E-004</text:p>
          </table:table-cell>
          <table:table-cell table:style-name="ce11" office:value-type="float" office:value="0.0002493596694">
            <text:p>2.49359669E-004</text:p>
          </table:table-cell>
          <table:table-cell table:style-name="ce15" office:value-type="float" office:value="5">
            <text:p>5.00000000E+000</text:p>
          </table:table-cell>
          <table:table-cell table:style-name="ce19" table:formula="of:=(([.B97]-[.C97])/[.B97])*100" office:value-type="float" office:value="0.00208152824740429">
            <text:p>0.0021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5228113">
            <text:p>2.52281130E-004</text:p>
          </table:table-cell>
          <table:table-cell table:style-name="ce11" office:value-type="float" office:value="0.00025227625156">
            <text:p>2.52276252E-004</text:p>
          </table:table-cell>
          <table:table-cell table:style-name="ce15" office:value-type="float" office:value="5.5">
            <text:p>5.50000000E+000</text:p>
          </table:table-cell>
          <table:table-cell table:style-name="ce19" table:formula="of:=(([.B98]-[.C98])/[.B98])*100" office:value-type="float" office:value="0.00193373162709507">
            <text:p>0.0019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5506697">
            <text:p>2.55066970E-004</text:p>
          </table:table-cell>
          <table:table-cell table:style-name="ce11" office:value-type="float" office:value="0.00025506230304">
            <text:p>2.55062303E-004</text:p>
          </table:table-cell>
          <table:table-cell table:style-name="ce15" office:value-type="float" office:value="6">
            <text:p>6.00000000E+000</text:p>
          </table:table-cell>
          <table:table-cell table:style-name="ce19" table:formula="of:=(([.B99]-[.C99])/[.B99])*100" office:value-type="float" office:value="0.00182969986274076">
            <text:p>0.0018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577566">
            <text:p>2.57756600E-004</text:p>
          </table:table-cell>
          <table:table-cell table:style-name="ce11" office:value-type="float" office:value="0.00025775213726">
            <text:p>2.57752137E-004</text:p>
          </table:table-cell>
          <table:table-cell table:style-name="ce15" office:value-type="float" office:value="6.5">
            <text:p>6.50000000E+000</text:p>
          </table:table-cell>
          <table:table-cell table:style-name="ce19" table:formula="of:=(([.B100]-[.C100])/[.B100])*100" office:value-type="float" office:value="0.00173137758646209">
            <text:p>0.0017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6037336">
            <text:p>2.60373360E-004</text:p>
          </table:table-cell>
          <table:table-cell table:style-name="ce11" office:value-type="float" office:value="0.00026036903728">
            <text:p>2.60369037E-004</text:p>
          </table:table-cell>
          <table:table-cell table:style-name="ce15" office:value-type="float" office:value="7">
            <text:p>7.00000000E+000</text:p>
          </table:table-cell>
          <table:table-cell table:style-name="ce19" table:formula="of:=(([.B101]-[.C101])/[.B101])*100" office:value-type="float" office:value="0.00166020056736351">
            <text:p>0.0017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629337">
            <text:p>2.62933700E-004</text:p>
          </table:table-cell>
          <table:table-cell table:style-name="ce11" office:value-type="float" office:value="0.00026292947587">
            <text:p>2.62929476E-004</text:p>
          </table:table-cell>
          <table:table-cell table:style-name="ce15" office:value-type="float" office:value="7.5">
            <text:p>7.50000000E+000</text:p>
          </table:table-cell>
          <table:table-cell table:style-name="ce19" table:formula="of:=(([.B102]-[.C102])/[.B102])*100" office:value-type="float" office:value="0.00160653807404518">
            <text:p>0.0016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6544954">
            <text:p>2.65449540E-004</text:p>
          </table:table-cell>
          <table:table-cell table:style-name="ce11" office:value-type="float" office:value="0.0002654454147">
            <text:p>2.65445415E-004</text:p>
          </table:table-cell>
          <table:table-cell table:style-name="ce15" office:value-type="float" office:value="8">
            <text:p>8.00000000E+000</text:p>
          </table:table-cell>
          <table:table-cell table:style-name="ce19" table:formula="of:=(([.B103]-[.C103])/[.B103])*100" office:value-type="float" office:value="0.00155408067385807">
            <text:p>0.0016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6792977">
            <text:p>2.67929770E-004</text:p>
          </table:table-cell>
          <table:table-cell table:style-name="ce11" office:value-type="float" office:value="0.00026792570134">
            <text:p>2.67925701E-004</text:p>
          </table:table-cell>
          <table:table-cell table:style-name="ce15" office:value-type="float" office:value="8.5">
            <text:p>8.50000000E+000</text:p>
          </table:table-cell>
          <table:table-cell table:style-name="ce19" table:formula="of:=(([.B104]-[.C104])/[.B104])*100" office:value-type="float" office:value="0.00151855465706678">
            <text:p>0.0015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7038111">
            <text:p>2.70381110E-004</text:p>
          </table:table-cell>
          <table:table-cell table:style-name="ce11" office:value-type="float" office:value="0.00027037711698">
            <text:p>2.70377117E-004</text:p>
          </table:table-cell>
          <table:table-cell table:style-name="ce15" office:value-type="float" office:value="9">
            <text:p>9.00000000E+000</text:p>
          </table:table-cell>
          <table:table-cell table:style-name="ce19" table:formula="of:=(([.B105]-[.C105])/[.B105])*100" office:value-type="float" office:value="0.0014768117491599">
            <text:p>0.0015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7280879">
            <text:p>2.72808790E-004</text:p>
          </table:table-cell>
          <table:table-cell table:style-name="ce11" office:value-type="float" office:value="0.0002728048421">
            <text:p>2.72804842E-004</text:p>
          </table:table-cell>
          <table:table-cell table:style-name="ce15" office:value-type="float" office:value="9.5">
            <text:p>9.50000000E+000</text:p>
          </table:table-cell>
          <table:table-cell table:style-name="ce19" table:formula="of:=(([.B106]-[.C106])/[.B106])*100" office:value-type="float" office:value="0.00144713079075186">
            <text:p>0.0014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7521209">
            <text:p>2.75212090E-004</text:p>
          </table:table-cell>
          <table:table-cell table:style-name="ce12" office:value-type="float" office:value="0.00027521300945">
            <text:p>2.75213009E-004</text:p>
          </table:table-cell>
          <table:table-cell table:style-name="ce16" office:value-type="float" office:value="10">
            <text:p>1.00000000E+001</text:p>
          </table:table-cell>
          <table:table-cell table:style-name="ce19" table:formula="of:=(([.B107]-[.C107])/[.B107])*100" office:value-type="float" office:value="-0.000334087793898585">
            <text:p>-0.0003</text:p>
          </table:table-cell>
          <table:table-cell>
            <draw:frame table:end-cell-address="Sheet1.Q128" table:end-x="0.6874in" table:end-y="0.1626in" draw:z-index="5" draw:style-name="gr1" svg:width="9.9169in" svg:height="3.7701in" svg:x="0.8748in" svg:y="0.1409in">
              <draw:object draw:notify-on-update-of-ranges="Sheet1.B2:Sheet1.B2 Sheet1.B108:Sheet1.B128 Sheet1.D108:Sheet1.D128 Sheet1.C2:Sheet1.C2 Sheet1.C108:Sheet1.C128 Sheet1.D108:Sheet1.D12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Default"/>
        </table:table-row>
        <table:table-row table:style-name="ro3">
          <table:table-cell table:style-name="ce4" office:value-type="string" table:number-columns-spanned="1" table:number-rows-spanned="21">
            <text:p>VGS=5</text:p>
          </table:table-cell>
          <table:table-cell table:style-name="ce8" office:value-type="float" office:value="0">
            <text:p>0.00000000E+000</text:p>
          </table:table-cell>
          <table:table-cell table:style-name="ce12" office:value-type="float" office:value="0">
            <text:p>0.00000000E+000</text:p>
          </table:table-cell>
          <table:table-cell table:style-name="ce16" office:value-type="float" office:value="0">
            <text:p>0.00000000E+000</text:p>
          </table:table-cell>
          <table:table-cell table:style-name="ce19" table:formula="of:=(([.B108]-[.C108])/[.B108])*100" office:value-type="float" office:value="0">
            <text:p>#DIV/0!</text:p>
          </table:table-cell>
          <table:table-cell/>
          <table:table-cell table:style-name="Default"/>
        </table:table-row>
        <table:table-row table:style-name="ro3">
          <table:covered-table-cell/>
          <table:table-cell table:style-name="ce9" office:value-type="float" office:value="0.000064358253">
            <text:p>6.43582530E-005</text:p>
          </table:table-cell>
          <table:table-cell table:style-name="ce11" office:value-type="float" office:value="0.00006435844989">
            <text:p>6.43584499E-005</text:p>
          </table:table-cell>
          <table:table-cell table:style-name="ce15" office:value-type="float" office:value="0.5">
            <text:p>5.00000000E-001</text:p>
          </table:table-cell>
          <table:table-cell table:style-name="ce19" table:formula="of:=(([.B109]-[.C109])/[.B109])*100" office:value-type="float" office:value="-0.000305928130156348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11472591">
            <text:p>1.14725910E-004</text:p>
          </table:table-cell>
          <table:table-cell table:style-name="ce11" office:value-type="float" office:value="0.0001147262592">
            <text:p>1.14726259E-004</text:p>
          </table:table-cell>
          <table:table-cell table:style-name="ce15" office:value-type="float" office:value="1">
            <text:p>1.00000000E+000</text:p>
          </table:table-cell>
          <table:table-cell table:style-name="ce19" table:formula="of:=(([.B110]-[.C110])/[.B110])*100" office:value-type="float" office:value="-0.000304377624907415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1532192">
            <text:p>1.53219200E-004</text:p>
          </table:table-cell>
          <table:table-cell table:style-name="ce11" office:value-type="float" office:value="0.00015321969113">
            <text:p>1.53219691E-004</text:p>
          </table:table-cell>
          <table:table-cell table:style-name="ce15" office:value-type="float" office:value="1.5">
            <text:p>1.50000000E+000</text:p>
          </table:table-cell>
          <table:table-cell table:style-name="ce19" table:formula="of:=(([.B111]-[.C111])/[.B111])*100" office:value-type="float" office:value="-0.000320540767739477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18151408">
            <text:p>1.81514080E-004</text:p>
          </table:table-cell>
          <table:table-cell table:style-name="ce11" office:value-type="float" office:value="0.00018151465338">
            <text:p>1.81514653E-004</text:p>
          </table:table-cell>
          <table:table-cell table:style-name="ce15" office:value-type="float" office:value="2">
            <text:p>2.00000000E+000</text:p>
          </table:table-cell>
          <table:table-cell table:style-name="ce19" table:formula="of:=(([.B112]-[.C112])/[.B112])*100" office:value-type="float" office:value="-0.0003158873405457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0031016">
            <text:p>2.00310160E-004</text:p>
          </table:table-cell>
          <table:table-cell table:style-name="ce11" office:value-type="float" office:value="0.00020031079475">
            <text:p>2.00310795E-004</text:p>
          </table:table-cell>
          <table:table-cell table:style-name="ce15" office:value-type="float" office:value="2.5">
            <text:p>2.50000000E+000</text:p>
          </table:table-cell>
          <table:table-cell table:style-name="ce19" table:formula="of:=(([.B113]-[.C113])/[.B113])*100" office:value-type="float" office:value="-0.000316883576954628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1189215">
            <text:p>2.11892150E-004</text:p>
          </table:table-cell>
          <table:table-cell table:style-name="ce11" office:value-type="float" office:value="0.0002118928096">
            <text:p>2.11892810E-004</text:p>
          </table:table-cell>
          <table:table-cell table:style-name="ce15" office:value-type="float" office:value="3">
            <text:p>3.00000000E+000</text:p>
          </table:table-cell>
          <table:table-cell table:style-name="ce19" table:formula="of:=(([.B114]-[.C114])/[.B114])*100" office:value-type="float" office:value="-0.000311290437152148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1987808">
            <text:p>2.19878080E-004</text:p>
          </table:table-cell>
          <table:table-cell table:style-name="ce11" office:value-type="float" office:value="0.00021987876971">
            <text:p>2.19878770E-004</text:p>
          </table:table-cell>
          <table:table-cell table:style-name="ce15" office:value-type="float" office:value="3.5">
            <text:p>3.50000000E+000</text:p>
          </table:table-cell>
          <table:table-cell table:style-name="ce19" table:formula="of:=(([.B115]-[.C115])/[.B115])*100" office:value-type="float" office:value="-0.000313678380320069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2595166">
            <text:p>2.25951660E-004</text:p>
          </table:table-cell>
          <table:table-cell table:style-name="ce11" office:value-type="float" office:value="0.00022595236078">
            <text:p>2.25952361E-004</text:p>
          </table:table-cell>
          <table:table-cell table:style-name="ce15" office:value-type="float" office:value="4">
            <text:p>4.00000000E+000</text:p>
          </table:table-cell>
          <table:table-cell table:style-name="ce19" table:formula="of:=(([.B116]-[.C116])/[.B116])*100" office:value-type="float" office:value="-0.000310145984323107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3089199">
            <text:p>2.30891990E-004</text:p>
          </table:table-cell>
          <table:table-cell table:style-name="ce11" office:value-type="float" office:value="0.0002308927069">
            <text:p>2.30892707E-004</text:p>
          </table:table-cell>
          <table:table-cell table:style-name="ce15" office:value-type="float" office:value="4.5">
            <text:p>4.50000000E+000</text:p>
          </table:table-cell>
          <table:table-cell table:style-name="ce19" table:formula="of:=(([.B117]-[.C117])/[.B117])*100" office:value-type="float" office:value="-0.000310491498645373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3510641">
            <text:p>2.35106410E-004</text:p>
          </table:table-cell>
          <table:table-cell table:style-name="ce11" office:value-type="float" office:value="0.00023510714527">
            <text:p>2.35107145E-004</text:p>
          </table:table-cell>
          <table:table-cell table:style-name="ce15" office:value-type="float" office:value="5">
            <text:p>5.00000000E+000</text:p>
          </table:table-cell>
          <table:table-cell table:style-name="ce19" table:formula="of:=(([.B118]-[.C118])/[.B118])*100" office:value-type="float" office:value="-0.000312739240072551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3882834">
            <text:p>2.38828340E-004</text:p>
          </table:table-cell>
          <table:table-cell table:style-name="ce11" office:value-type="float" office:value="0.00023882908863">
            <text:p>2.38829089E-004</text:p>
          </table:table-cell>
          <table:table-cell table:style-name="ce15" office:value-type="float" office:value="5.5">
            <text:p>5.50000000E+000</text:p>
          </table:table-cell>
          <table:table-cell table:style-name="ce19" table:formula="of:=(([.B119]-[.C119])/[.B119])*100" office:value-type="float" office:value="-0.000313459449591477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4220113">
            <text:p>2.42201130E-004</text:p>
          </table:table-cell>
          <table:table-cell table:style-name="ce11" office:value-type="float" office:value="0.00024220188789">
            <text:p>2.42201888E-004</text:p>
          </table:table-cell>
          <table:table-cell table:style-name="ce15" office:value-type="float" office:value="6">
            <text:p>6.00000000E+000</text:p>
          </table:table-cell>
          <table:table-cell table:style-name="ce19" table:formula="of:=(([.B120]-[.C120])/[.B120])*100" office:value-type="float" office:value="-0.000312917615206301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4531764">
            <text:p>2.45317640E-004</text:p>
          </table:table-cell>
          <table:table-cell table:style-name="ce11" office:value-type="float" office:value="0.00024531839881">
            <text:p>2.45318399E-004</text:p>
          </table:table-cell>
          <table:table-cell table:style-name="ce15" office:value-type="float" office:value="6.5">
            <text:p>6.50000000E+000</text:p>
          </table:table-cell>
          <table:table-cell table:style-name="ce19" table:formula="of:=(([.B121]-[.C121])/[.B121])*100" office:value-type="float" office:value="-0.000309317340580656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4824069">
            <text:p>2.48240690E-004</text:p>
          </table:table-cell>
          <table:table-cell table:style-name="ce11" office:value-type="float" office:value="0.00024824147113">
            <text:p>2.48241471E-004</text:p>
          </table:table-cell>
          <table:table-cell table:style-name="ce15" office:value-type="float" office:value="7">
            <text:p>7.00000000E+000</text:p>
          </table:table-cell>
          <table:table-cell table:style-name="ce19" table:formula="of:=(([.B122]-[.C122])/[.B122])*100" office:value-type="float" office:value="-0.00031466638284961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5101428">
            <text:p>2.51014280E-004</text:p>
          </table:table-cell>
          <table:table-cell table:style-name="ce11" office:value-type="float" office:value="0.00025101506617">
            <text:p>2.51015066E-004</text:p>
          </table:table-cell>
          <table:table-cell table:style-name="ce15" office:value-type="float" office:value="7.5">
            <text:p>7.50000000E+000</text:p>
          </table:table-cell>
          <table:table-cell table:style-name="ce19" table:formula="of:=(([.B123]-[.C123])/[.B123])*100" office:value-type="float" office:value="-0.000313197320876241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5367014">
            <text:p>2.53670140E-004</text:p>
          </table:table-cell>
          <table:table-cell table:style-name="ce11" office:value-type="float" office:value="0.00025367093622">
            <text:p>2.53670936E-004</text:p>
          </table:table-cell>
          <table:table-cell table:style-name="ce15" office:value-type="float" office:value="8">
            <text:p>8.00000000E+000</text:p>
          </table:table-cell>
          <table:table-cell table:style-name="ce19" table:formula="of:=(([.B124]-[.C124])/[.B124])*100" office:value-type="float" office:value="-0.000313880064888286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5623175">
            <text:p>2.56231750E-004</text:p>
          </table:table-cell>
          <table:table-cell table:style-name="ce11" office:value-type="float" office:value="0.00025623256806">
            <text:p>2.56232568E-004</text:p>
          </table:table-cell>
          <table:table-cell table:style-name="ce15" office:value-type="float" office:value="8.5">
            <text:p>8.50000000E+000</text:p>
          </table:table-cell>
          <table:table-cell table:style-name="ce19" table:formula="of:=(([.B125]-[.C125])/[.B125])*100" office:value-type="float" office:value="-0.000319265664775468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5871684">
            <text:p>2.58716840E-004</text:p>
          </table:table-cell>
          <table:table-cell table:style-name="ce11" office:value-type="float" office:value="0.00025871765683">
            <text:p>2.58717657E-004</text:p>
          </table:table-cell>
          <table:table-cell table:style-name="ce15" office:value-type="float" office:value="9">
            <text:p>9.00000000E+000</text:p>
          </table:table-cell>
          <table:table-cell table:style-name="ce19" table:formula="of:=(([.B126]-[.C126])/[.B126])*100" office:value-type="float" office:value="-0.000315723553215452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2"/>
          <table:table-cell table:style-name="ce8" office:value-type="float" office:value="0.00026113905">
            <text:p>2.61139050E-004</text:p>
          </table:table-cell>
          <table:table-cell table:style-name="ce11" office:value-type="float" office:value="0.00026113988133">
            <text:p>2.61139881E-004</text:p>
          </table:table-cell>
          <table:table-cell table:style-name="ce15" office:value-type="float" office:value="9.5">
            <text:p>9.50000000E+000</text:p>
          </table:table-cell>
          <table:table-cell table:style-name="ce19" table:formula="of:=(([.B127]-[.C127])/[.B127])*100" office:value-type="float" office:value="-0.000318347638934509">
            <text:p>-0.0003</text:p>
          </table:table-cell>
          <table:table-cell/>
          <table:table-cell table:style-name="Default"/>
        </table:table-row>
        <table:table-row table:style-name="ro3">
          <table:covered-table-cell table:style-name="ce5"/>
          <table:table-cell table:style-name="ce10" office:value-type="float" office:value="0.00026350907">
            <text:p>2.63509070E-004</text:p>
          </table:table-cell>
          <table:table-cell table:style-name="ce13" office:value-type="float" office:value="0.00026350992266">
            <text:p>2.63509923E-004</text:p>
          </table:table-cell>
          <table:table-cell table:style-name="ce17" office:value-type="float" office:value="10">
            <text:p>1.00000000E+001</text:p>
          </table:table-cell>
          <table:table-cell table:style-name="ce19" table:formula="of:=(([.B128]-[.C128])/[.B128])*100" office:value-type="float" office:value="-0.000323578994835361">
            <text:p>-0.0003</text:p>
          </table:table-cell>
          <table:table-cell/>
          <table:table-cell table:style-name="Default"/>
        </table:table-row>
        <table:table-row table:style-name="ro3" table:number-rows-repeated="1048447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 table:print="false"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table:number-columns-repeated="8"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8" number:min-integer-digits="1" number:min-exponent-digits="3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9">03/29/2010</text:date>, <text:time>19:5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acundo </meta:initial-creator>
    <meta:creation-date>2010-03-28T21:12:07</meta:creation-date>
    <dc:date>2010-03-29T19:53:57</dc:date>
    <dc:creator>Facundo </dc:creator>
    <meta:editing-duration>PT01H29M40S</meta:editing-duration>
    <meta:editing-cycles>18</meta:editing-cycles>
    <meta:generator>OpenOffice.org/3.1$Unix OpenOffice.org_project/310m19$Build-9420</meta:generator>
    <meta:document-statistic meta:table-count="3" meta:cell-count="51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7">
      <number:scientific-number number:decimal-places="8" number:min-integer-digits="1" number:min-exponent-digits="3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6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1cm" chart:symbol-height="0.1cm">
        <chart:symbol-image/>
      </style:chart-properties>
      <style:graphic-properties svg:stroke-width="0.025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5.19cm" svg:height="9.85cm" chart:class="chart:scatter" chart:style-name="ch1">
        <chart:title svg:x="12.224cm" svg:y="0.198cm" chart:style-name="ch2">
          <text:p>IDS</text:p>
        </chart:title>
        <chart:subtitle svg:x="11.603cm" svg:y="0.898cm" chart:style-name="ch3">
          <text:p>For VGS=0</text:p>
        </chart:subtitle>
        <chart:legend chart:legend-position="bottom" svg:x="11.063cm" svg:y="9.09cm" chart:style-name="ch4"/>
        <chart:plot-area chart:style-name="ch5" table:cell-range-address="Sheet1.C3:Sheet1.D23 Sheet1.B2:Sheet1.B23 Sheet1.C2:Sheet1.C2" chart:data-source-has-labels="row" svg:x="0.805cm" svg:y="1.546cm" svg:width="23.379cm" svg:height="7.351cm">
          <chart:axis chart:dimension="x" chart:name="primary-x" chart:style-name="ch6">
            <chart:title svg:x="12.449cm" svg:y="8.522cm" chart:style-name="ch7">
              <text:p>VDS</text:p>
            </chart:title>
          </chart:axis>
          <chart:axis chart:dimension="y" chart:name="primary-y" chart:style-name="ch6">
            <chart:title svg:x="0.504cm" svg:y="5.2cm" chart:style-name="ch8">
              <text:p>IDS</text:p>
            </chart:title>
            <chart:grid chart:style-name="ch9" chart:class="major"/>
          </chart:axis>
          <chart:series chart:style-name="ch10" chart:values-cell-range-address="Sheet1.B3:Sheet1.B23" chart:label-cell-address="Sheet1.B2:Sheet1.B2" chart:class="chart:scatter">
            <chart:domain table:cell-range-address="Sheet1.D3:Sheet1.D23"/>
            <chart:data-point chart:repeated="21"/>
          </chart:series>
          <chart:series chart:style-name="ch11" chart:values-cell-range-address="Sheet1.C3:Sheet1.C23" chart:label-cell-address="Sheet1.C2:Sheet1.C2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Sheet1.B2:Sheet1.B2">GEDA</text:p>
              </table:table-cell>
              <table:table-cell office:value-type="string">
                <text:p text:id="Sheet1.C2:Sheet1.C2">ORC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D3:Sheet1.D23">0</text:p>
              </table:table-cell>
              <table:table-cell office:value-type="float" office:value="0">
                <text:p text:id="Sheet1.B3:Sheet1.B23">0</text:p>
              </table:table-cell>
              <table:table-cell office:value-type="float" office:value="0">
                <text:p text:id="Sheet1.C3:Sheet1.C23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0000000019570297">
                <text:p>0.00000000019570297</text:p>
              </table:table-cell>
              <table:table-cell office:value-type="float" office:value="0.00000000019520335348">
                <text:p>0.00000000019520335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000000026674074">
                <text:p>0.00000000026674074</text:p>
              </table:table-cell>
              <table:table-cell office:value-type="float" office:value="0.00000000026574126233">
                <text:p>0.000000000265741262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00000000034983505">
                <text:p>0.00000000034983505</text:p>
              </table:table-cell>
              <table:table-cell office:value-type="float" office:value="0.0000000003483358324">
                <text:p>0.0000000003483358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00000000044721288">
                <text:p>0.00000000044721288</text:p>
              </table:table-cell>
              <table:table-cell office:value-type="float" office:value="0.00000000044521381026">
                <text:p>0.000000000445213810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0000000005610753">
                <text:p>0.0000000005610753</text:p>
              </table:table-cell>
              <table:table-cell office:value-type="float" office:value="0.00000000055857651837">
                <text:p>0.000000000558576518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00000000069384976">
                <text:p>0.00000000069384976</text:p>
              </table:table-cell>
              <table:table-cell office:value-type="float" office:value="0.00000000069085159815">
                <text:p>0.00000000069085159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0.00000000084826091">
                <text:p>0.00000000084826091</text:p>
              </table:table-cell>
              <table:table-cell office:value-type="float" office:value="0.00000000084476325934">
                <text:p>0.000000000844763259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0000000010273778">
                <text:p>0.0000000010273778</text:p>
              </table:table-cell>
              <table:table-cell office:value-type="float" office:value="0.0000000010233797143">
                <text:p>0.0000000010233797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0.0000000012346592">
                <text:p>0.0000000012346592</text:p>
              </table:table-cell>
              <table:table-cell office:value-type="float" office:value="0.0000000012301627494">
                <text:p>0.00000000123016274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0000000014740007">
                <text:p>0.0000000014740007</text:p>
              </table:table-cell>
              <table:table-cell office:value-type="float" office:value="0.0000000014690044736">
                <text:p>0.00000000146900447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0.0000000017497871">
                <text:p>0.0000000017497871</text:p>
              </table:table-cell>
              <table:table-cell office:value-type="float" office:value="0.0000000017442908229">
                <text:p>0.0000000017442908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000000020669478">
                <text:p>0.0000000020669478</text:p>
              </table:table-cell>
              <table:table-cell office:value-type="float" office:value="0.00000000206095363">
                <text:p>0.000000002060953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0000000024310209">
                <text:p>0.0000000024310209</text:p>
              </table:table-cell>
              <table:table-cell office:value-type="float" office:value="0.0000000024245281338">
                <text:p>0.00000000242452813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000000028482214">
                <text:p>0.0000000028482214</text:p>
              </table:table-cell>
              <table:table-cell office:value-type="float" office:value="0.00000000284123014">
                <text:p>0.000000002841230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0.0000000033255152">
                <text:p>0.0000000033255152</text:p>
              </table:table-cell>
              <table:table-cell office:value-type="float" office:value="0.0000000033180238557">
                <text:p>0.00000000331802385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0.0000000038707064">
                <text:p>0.0000000038707064</text:p>
              </table:table-cell>
              <table:table-cell office:value-type="float" office:value="0.0000000038627190335">
                <text:p>0.00000000386271903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0.0000000044925244">
                <text:p>0.0000000044925244</text:p>
              </table:table-cell>
              <table:table-cell office:value-type="float" office:value="0.0000000044840380298">
                <text:p>0.00000000448403802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000000005200729">
                <text:p>0.000000005200729</text:p>
              </table:table-cell>
              <table:table-cell office:value-type="float" office:value="0.0000000051917430355">
                <text:p>0.00000000519174303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0.0000000060062177">
                <text:p>0.0000000060062177</text:p>
              </table:table-cell>
              <table:table-cell office:value-type="float" office:value="0.0000000059967373289">
                <text:p>0.00000000599673732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.0000000069211488">
                <text:p>0.0000000069211488</text:p>
              </table:table-cell>
              <table:table-cell office:value-type="float" office:value="0.0000000069111729673">
                <text:p>0.00000000691117296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7">
      <number:scientific-number number:decimal-places="8" number:min-integer-digits="1" number:min-exponent-digits="3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include-hidden-cells="false" chart:auto-position="true" chart:auto-size="true" chart:treat-empty-cells="ignore" chart:spline-order="3" chart:sort-by-x-values="true" chart:right-angled-axes="true"/>
    </style:style>
    <style:style style:name="ch6" style:family="chart" style:data-style-name="N117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1cm" chart:symbol-height="0.1cm"/>
      <style:graphic-properties svg:stroke-width="0.025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5.19cm" svg:height="9.522cm" chart:class="chart:scatter" chart:style-name="ch1">
        <chart:title svg:x="12.224cm" svg:y="0.191cm" chart:style-name="ch2">
          <text:p>IDS</text:p>
        </chart:title>
        <chart:subtitle svg:x="11.603cm" svg:y="0.884cm" chart:style-name="ch3">
          <text:p>For VGS=1</text:p>
        </chart:subtitle>
        <chart:legend chart:legend-position="bottom" svg:x="11.063cm" svg:y="8.768cm" chart:style-name="ch4"/>
        <chart:plot-area chart:style-name="ch5" table:cell-range-address="Sheet1.B24:Sheet1.D44 Sheet1.B2:Sheet1.C2" chart:data-source-has-labels="row" svg:x="0.805cm" svg:y="1.525cm" svg:width="23.379cm" svg:height="7.065cm">
          <chart:axis chart:dimension="x" chart:name="primary-x" chart:style-name="ch6">
            <chart:title svg:x="12.449cm" svg:y="8.208cm" chart:style-name="ch7">
              <text:p>VDS</text:p>
            </chart:title>
          </chart:axis>
          <chart:axis chart:dimension="y" chart:name="primary-y" chart:style-name="ch6">
            <chart:title svg:x="0.504cm" svg:y="5.036cm" chart:style-name="ch8">
              <text:p>IDS</text:p>
            </chart:title>
            <chart:grid chart:style-name="ch9" chart:class="major"/>
          </chart:axis>
          <chart:series chart:style-name="ch10" chart:values-cell-range-address="Sheet1.B24:Sheet1.B44" chart:label-cell-address="Sheet1.B2:Sheet1.B2" chart:class="chart:scatter">
            <chart:domain table:cell-range-address="Sheet1.D24:Sheet1.D44"/>
            <chart:data-point chart:repeated="21"/>
          </chart:series>
          <chart:series chart:style-name="ch11" chart:values-cell-range-address="Sheet1.C24:Sheet1.C44" chart:label-cell-address="Sheet1.C2:Sheet1.C2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Sheet1.B2:Sheet1.B2">GEDA</text:p>
              </table:table-cell>
              <table:table-cell office:value-type="string">
                <text:p text:id="Sheet1.C2:Sheet1.C2">ORC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D24:Sheet1.D44">0</text:p>
              </table:table-cell>
              <table:table-cell office:value-type="float" office:value="0">
                <text:p text:id="Sheet1.B24:Sheet1.B44">0</text:p>
              </table:table-cell>
              <table:table-cell office:value-type="float" office:value="0">
                <text:p text:id="Sheet1.C24:Sheet1.C44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00032956">
                <text:p>0.000032956</text:p>
              </table:table-cell>
              <table:table-cell office:value-type="float" office:value="0.000032956108043">
                <text:p>0.0000329561080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0038929936">
                <text:p>0.000038929936</text:p>
              </table:table-cell>
              <table:table-cell office:value-type="float" office:value="0.000038930065784">
                <text:p>0.000038930065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000041849426">
                <text:p>0.000041849426</text:p>
              </table:table-cell>
              <table:table-cell office:value-type="float" office:value="0.000041849565605">
                <text:p>0.0000418495656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000044116511">
                <text:p>0.000044116511</text:p>
              </table:table-cell>
              <table:table-cell office:value-type="float" office:value="0.000044116663048">
                <text:p>0.000044116663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000046139686">
                <text:p>0.000046139686</text:p>
              </table:table-cell>
              <table:table-cell office:value-type="float" office:value="0.000046139848564">
                <text:p>0.0000461398485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000048046017">
                <text:p>0.000048046017</text:p>
              </table:table-cell>
              <table:table-cell office:value-type="float" office:value="0.000048046185839">
                <text:p>0.0000480461858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0.000049887837">
                <text:p>0.000049887837</text:p>
              </table:table-cell>
              <table:table-cell office:value-type="float" office:value="0.000049888014473">
                <text:p>0.0000498880144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000051690619">
                <text:p>0.000051690619</text:p>
              </table:table-cell>
              <table:table-cell office:value-type="float" office:value="0.000051690807595">
                <text:p>0.0000516908075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0.00005346823">
                <text:p>0.00005346823</text:p>
              </table:table-cell>
              <table:table-cell office:value-type="float" office:value="0.000053468425904">
                <text:p>0.0000534684259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000055228848">
                <text:p>0.000055228848</text:p>
              </table:table-cell>
              <table:table-cell office:value-type="float" office:value="0.000055229051213">
                <text:p>0.000055229051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0.000056977598">
                <text:p>0.000056977598</text:p>
              </table:table-cell>
              <table:table-cell office:value-type="float" office:value="0.000056977813074">
                <text:p>0.0000569778130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00058717847">
                <text:p>0.000058717847</text:p>
              </table:table-cell>
              <table:table-cell office:value-type="float" office:value="0.00005871806934">
                <text:p>0.000058718069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000060451887">
                <text:p>0.000060451887</text:p>
              </table:table-cell>
              <table:table-cell office:value-type="float" office:value="0.000060452119214">
                <text:p>0.0000604521192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00062181327">
                <text:p>0.000062181327</text:p>
              </table:table-cell>
              <table:table-cell office:value-type="float" office:value="0.000062181563408">
                <text:p>0.0000621815634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0.000063907327">
                <text:p>0.000063907327</text:p>
              </table:table-cell>
              <table:table-cell office:value-type="float" office:value="0.000063907573349">
                <text:p>0.0000639075733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0.000065630738">
                <text:p>0.000065630738</text:p>
              </table:table-cell>
              <table:table-cell office:value-type="float" office:value="0.000065630993049">
                <text:p>0.0000656309930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0.000067352199">
                <text:p>0.000067352199</text:p>
              </table:table-cell>
              <table:table-cell office:value-type="float" office:value="0.000067352462793">
                <text:p>0.0000673524627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000069072193">
                <text:p>0.000069072193</text:p>
              </table:table-cell>
              <table:table-cell office:value-type="float" office:value="0.000069072470069">
                <text:p>0.0000690724700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0.000070791097">
                <text:p>0.000070791097</text:p>
              </table:table-cell>
              <table:table-cell office:value-type="float" office:value="0.000070791378675">
                <text:p>0.0000707913786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.000072509206">
                <text:p>0.000072509206</text:p>
              </table:table-cell>
              <table:table-cell office:value-type="float" office:value="0.000072509494203">
                <text:p>0.0000725094942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7">
      <number:scientific-number number:decimal-places="8" number:min-integer-digits="1" number:min-exponent-digits="3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include-hidden-cells="false" chart:auto-position="true" chart:auto-size="true" chart:treat-empty-cells="ignore" chart:spline-order="3" chart:sort-by-x-values="true" chart:right-angled-axes="true"/>
    </style:style>
    <style:style style:name="ch6" style:family="chart" style:data-style-name="N117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1cm" chart:symbol-height="0.1cm"/>
      <style:graphic-properties svg:stroke-width="0.025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5.19cm" svg:height="9.881cm" chart:class="chart:scatter" chart:style-name="ch1">
        <chart:title svg:x="12.224cm" svg:y="0.198cm" chart:style-name="ch2">
          <text:p>IDS</text:p>
        </chart:title>
        <chart:subtitle svg:x="11.603cm" svg:y="0.898cm" chart:style-name="ch3">
          <text:p>For VGS=2</text:p>
        </chart:subtitle>
        <chart:legend chart:legend-position="bottom" svg:x="11.063cm" svg:y="9.12cm" chart:style-name="ch4"/>
        <chart:plot-area chart:style-name="ch5" table:cell-range-address="Sheet1.B45:Sheet1.D65 Sheet1.B2:Sheet1.C2" chart:data-source-has-labels="row" svg:x="0.805cm" svg:y="1.546cm" svg:width="23.379cm" svg:height="7.382cm">
          <chart:axis chart:dimension="x" chart:name="primary-x" chart:style-name="ch6">
            <chart:title svg:x="12.449cm" svg:y="8.553cm" chart:style-name="ch7">
              <text:p>VDS</text:p>
            </chart:title>
          </chart:axis>
          <chart:axis chart:dimension="y" chart:name="primary-y" chart:style-name="ch6">
            <chart:title svg:x="0.504cm" svg:y="5.216cm" chart:style-name="ch8">
              <text:p>IDS</text:p>
            </chart:title>
            <chart:grid chart:style-name="ch9" chart:class="major"/>
          </chart:axis>
          <chart:series chart:style-name="ch10" chart:values-cell-range-address="Sheet1.B45:Sheet1.B65" chart:label-cell-address="Sheet1.B2:Sheet1.B2" chart:class="chart:scatter">
            <chart:domain table:cell-range-address="Sheet1.D45:Sheet1.D65"/>
            <chart:data-point chart:repeated="21"/>
          </chart:series>
          <chart:series chart:style-name="ch11" chart:values-cell-range-address="Sheet1.C45:Sheet1.C65" chart:label-cell-address="Sheet1.C2:Sheet1.C2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Sheet1.B2:Sheet1.B2">GEDA</text:p>
              </table:table-cell>
              <table:table-cell office:value-type="string">
                <text:p text:id="Sheet1.C2:Sheet1.C2">ORC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D45:Sheet1.D65">0</text:p>
              </table:table-cell>
              <table:table-cell office:value-type="float" office:value="0">
                <text:p text:id="Sheet1.B45:Sheet1.B65">0</text:p>
              </table:table-cell>
              <table:table-cell office:value-type="float" office:value="0">
                <text:p text:id="Sheet1.C45:Sheet1.C65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0012546975">
                <text:p>0.00012546975</text:p>
              </table:table-cell>
              <table:table-cell office:value-type="float" office:value="0.00012547013466">
                <text:p>0.000125470134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013870535">
                <text:p>0.00013870535</text:p>
              </table:table-cell>
              <table:table-cell office:value-type="float" office:value="0.0001387057855">
                <text:p>0.0001387057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00014314361">
                <text:p>0.00014314361</text:p>
              </table:table-cell>
              <table:table-cell office:value-type="float" office:value="0.00014314406144">
                <text:p>0.00014314406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00014639402">
                <text:p>0.00014639402</text:p>
              </table:table-cell>
              <table:table-cell office:value-type="float" office:value="0.00014639449364">
                <text:p>0.000146394493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00014925965">
                <text:p>0.00014925965</text:p>
              </table:table-cell>
              <table:table-cell office:value-type="float" office:value="0.00014926012955">
                <text:p>0.000149260129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00015195275">
                <text:p>0.00015195275</text:p>
              </table:table-cell>
              <table:table-cell office:value-type="float" office:value="0.00015195323795">
                <text:p>0.000151953237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0.00015455354">
                <text:p>0.00015455354</text:p>
              </table:table-cell>
              <table:table-cell office:value-type="float" office:value="0.0001545540581">
                <text:p>0.00015455405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00015709905">
                <text:p>0.00015709905</text:p>
              </table:table-cell>
              <table:table-cell office:value-type="float" office:value="0.00015709958097">
                <text:p>0.000157099580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0.0001596087">
                <text:p>0.0001596087</text:p>
              </table:table-cell>
              <table:table-cell office:value-type="float" office:value="0.00015960923338">
                <text:p>0.000159609233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00016209367">
                <text:p>0.00016209367</text:p>
              </table:table-cell>
              <table:table-cell office:value-type="float" office:value="0.00016209422029">
                <text:p>0.00016209422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0.00016456083">
                <text:p>0.00016456083</text:p>
              </table:table-cell>
              <table:table-cell office:value-type="float" office:value="0.0001645613811">
                <text:p>0.00016456138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0016701463">
                <text:p>0.00016701463</text:p>
              </table:table-cell>
              <table:table-cell office:value-type="float" office:value="0.0001670151978">
                <text:p>0.00016701519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00016945811">
                <text:p>0.00016945811</text:p>
              </table:table-cell>
              <table:table-cell office:value-type="float" office:value="0.0001694586972">
                <text:p>0.00016945869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0017189344">
                <text:p>0.00017189344</text:p>
              </table:table-cell>
              <table:table-cell office:value-type="float" office:value="0.00017189404753">
                <text:p>0.000171894047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0.00017432214">
                <text:p>0.00017432214</text:p>
              </table:table-cell>
              <table:table-cell office:value-type="float" office:value="0.00017432274763">
                <text:p>0.00017432274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0.00017674533">
                <text:p>0.00017674533</text:p>
              </table:table-cell>
              <table:table-cell office:value-type="float" office:value="0.0001767459471">
                <text:p>0.0001767459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0.00017916387">
                <text:p>0.00017916387</text:p>
              </table:table-cell>
              <table:table-cell office:value-type="float" office:value="0.00017916450452">
                <text:p>0.000179164504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00018157844">
                <text:p>0.00018157844</text:p>
              </table:table-cell>
              <table:table-cell office:value-type="float" office:value="0.00018157908926">
                <text:p>0.000181579089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0.00018398956">
                <text:p>0.00018398956</text:p>
              </table:table-cell>
              <table:table-cell office:value-type="float" office:value="0.0001839902252">
                <text:p>0.00018399022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.00018639768">
                <text:p>0.00018639768</text:p>
              </table:table-cell>
              <table:table-cell office:value-type="float" office:value="0.00018639834889">
                <text:p>0.000186398348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7">
      <number:scientific-number number:decimal-places="8" number:min-integer-digits="1" number:min-exponent-digits="3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include-hidden-cells="false" chart:auto-position="true" chart:auto-size="true" chart:treat-empty-cells="ignore" chart:spline-order="3" chart:sort-by-x-values="true" chart:right-angled-axes="true"/>
    </style:style>
    <style:style style:name="ch6" style:family="chart" style:data-style-name="N117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1cm" chart:symbol-height="0.1cm"/>
      <style:graphic-properties svg:stroke-width="0.025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5.19cm" svg:height="9.56cm" chart:class="chart:scatter" chart:style-name="ch1">
        <chart:title svg:x="12.224cm" svg:y="0.192cm" chart:style-name="ch2">
          <text:p>IDS</text:p>
        </chart:title>
        <chart:subtitle svg:x="11.603cm" svg:y="0.886cm" chart:style-name="ch3">
          <text:p>For VGS=3</text:p>
        </chart:subtitle>
        <chart:legend chart:legend-position="bottom" svg:x="11.063cm" svg:y="8.805cm" chart:style-name="ch4"/>
        <chart:plot-area chart:style-name="ch5" table:cell-range-address="Sheet1.B66:Sheet1.D86 Sheet1.B2:Sheet1.C2" chart:data-source-has-labels="row" svg:x="0.805cm" svg:y="1.528cm" svg:width="23.379cm" svg:height="7.097cm">
          <chart:axis chart:dimension="x" chart:name="primary-x" chart:style-name="ch6">
            <chart:title svg:x="12.449cm" svg:y="8.244cm" chart:style-name="ch7">
              <text:p>VDS</text:p>
            </chart:title>
          </chart:axis>
          <chart:axis chart:dimension="y" chart:name="primary-y" chart:style-name="ch6">
            <chart:title svg:x="0.504cm" svg:y="5.055cm" chart:style-name="ch8">
              <text:p>IDS</text:p>
            </chart:title>
            <chart:grid chart:style-name="ch9" chart:class="major"/>
          </chart:axis>
          <chart:series chart:style-name="ch10" chart:values-cell-range-address="Sheet1.B66:Sheet1.B86" chart:label-cell-address="Sheet1.B2:Sheet1.B2" chart:class="chart:scatter">
            <chart:domain table:cell-range-address="Sheet1.D66:Sheet1.D86"/>
            <chart:data-point chart:repeated="21"/>
          </chart:series>
          <chart:series chart:style-name="ch11" chart:values-cell-range-address="Sheet1.C66:Sheet1.C86" chart:label-cell-address="Sheet1.C2:Sheet1.C2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Sheet1.B2:Sheet1.B2">GEDA</text:p>
              </table:table-cell>
              <table:table-cell office:value-type="string">
                <text:p text:id="Sheet1.C2:Sheet1.C2">ORC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D66:Sheet1.D86">0</text:p>
              </table:table-cell>
              <table:table-cell office:value-type="float" office:value="0">
                <text:p text:id="Sheet1.B66:Sheet1.B86">0</text:p>
              </table:table-cell>
              <table:table-cell office:value-type="float" office:value="0">
                <text:p text:id="Sheet1.C66:Sheet1.C86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0014542274">
                <text:p>0.00014542274</text:p>
              </table:table-cell>
              <table:table-cell office:value-type="float" office:value="0.00014542313875">
                <text:p>0.00014542313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019479024">
                <text:p>0.00019479024</text:p>
              </table:table-cell>
              <table:table-cell office:value-type="float" office:value="0.0001947908313">
                <text:p>0.00019479083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0002043189">
                <text:p>0.0002043189</text:p>
              </table:table-cell>
              <table:table-cell office:value-type="float" office:value="0.00020431954181">
                <text:p>0.000204319541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00020922566">
                <text:p>0.00020922566</text:p>
              </table:table-cell>
              <table:table-cell office:value-type="float" office:value="0.00020922631666">
                <text:p>0.00020922631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00021289819">
                <text:p>0.00021289819</text:p>
              </table:table-cell>
              <table:table-cell office:value-type="float" office:value="0.00021289885626">
                <text:p>0.00021289885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00021606594">
                <text:p>0.00021606594</text:p>
              </table:table-cell>
              <table:table-cell office:value-type="float" office:value="0.00021606661903">
                <text:p>0.00021606661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0.00021897849">
                <text:p>0.00021897849</text:p>
              </table:table-cell>
              <table:table-cell office:value-type="float" office:value="0.00021897918487">
                <text:p>0.000218979184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00022174429">
                <text:p>0.00022174429</text:p>
              </table:table-cell>
              <table:table-cell office:value-type="float" office:value="0.00022174500918">
                <text:p>0.000221745009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0.00022441805">
                <text:p>0.00022441805</text:p>
              </table:table-cell>
              <table:table-cell office:value-type="float" office:value="0.00022441877809">
                <text:p>0.000224418778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00022703033">
                <text:p>0.00022703033</text:p>
              </table:table-cell>
              <table:table-cell office:value-type="float" office:value="0.00022703106515">
                <text:p>0.000227031065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0.00022959954">
                <text:p>0.00022959954</text:p>
              </table:table-cell>
              <table:table-cell office:value-type="float" office:value="0.0002296002931">
                <text:p>0.00022960029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0023213745">
                <text:p>0.00023213745</text:p>
              </table:table-cell>
              <table:table-cell office:value-type="float" office:value="0.00023213820532">
                <text:p>0.000232138205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00023465189">
                <text:p>0.00023465189</text:p>
              </table:table-cell>
              <table:table-cell office:value-type="float" office:value="0.00023465267441">
                <text:p>0.000234652674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0023714832">
                <text:p>0.00023714832</text:p>
              </table:table-cell>
              <table:table-cell office:value-type="float" office:value="0.00023714909912">
                <text:p>0.00023714909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0.00023963061">
                <text:p>0.00023963061</text:p>
              </table:table-cell>
              <table:table-cell office:value-type="float" office:value="0.00023963140848">
                <text:p>0.000239631408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0.00024210163">
                <text:p>0.00024210163</text:p>
              </table:table-cell>
              <table:table-cell office:value-type="float" office:value="0.00024210245465">
                <text:p>0.000242102454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0.00024456354">
                <text:p>0.00024456354</text:p>
              </table:table-cell>
              <table:table-cell office:value-type="float" office:value="0.00024456437677">
                <text:p>0.000244564376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00024701797">
                <text:p>0.00024701797</text:p>
              </table:table-cell>
              <table:table-cell office:value-type="float" office:value="0.00024701881921">
                <text:p>0.000247018819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0.00024946624">
                <text:p>0.00024946624</text:p>
              </table:table-cell>
              <table:table-cell office:value-type="float" office:value="0.00024946709163">
                <text:p>0.000249467091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.00025190939">
                <text:p>0.00025190939</text:p>
              </table:table-cell>
              <table:table-cell office:value-type="float" office:value="0.00025191024179">
                <text:p>0.000251910241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7">
      <number:scientific-number number:decimal-places="8" number:min-integer-digits="1" number:min-exponent-digits="3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include-hidden-cells="false" chart:auto-position="true" chart:auto-size="true" chart:treat-empty-cells="ignore" chart:spline-order="3" chart:sort-by-x-values="true" chart:right-angled-axes="true"/>
    </style:style>
    <style:style style:name="ch6" style:family="chart" style:data-style-name="N117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1cm" chart:symbol-height="0.1cm"/>
      <style:graphic-properties svg:stroke-width="0.025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5.19cm" svg:height="9.725cm" chart:class="chart:scatter" chart:style-name="ch1">
        <chart:title svg:x="12.224cm" svg:y="0.195cm" chart:style-name="ch2">
          <text:p>IDS</text:p>
        </chart:title>
        <chart:subtitle svg:x="11.603cm" svg:y="0.892cm" chart:style-name="ch3">
          <text:p>For VGS=4</text:p>
        </chart:subtitle>
        <chart:legend chart:legend-position="bottom" svg:x="11.063cm" svg:y="8.967cm" chart:style-name="ch4"/>
        <chart:plot-area chart:style-name="ch5" table:cell-range-address="Sheet1.B87:Sheet1.D107 Sheet1.B2:Sheet1.C2" chart:data-source-has-labels="row" svg:x="0.805cm" svg:y="1.537cm" svg:width="23.379cm" svg:height="7.244cm">
          <chart:axis chart:dimension="x" chart:name="primary-x" chart:style-name="ch6">
            <chart:title svg:x="12.449cm" svg:y="8.403cm" chart:style-name="ch7">
              <text:p>VDS</text:p>
            </chart:title>
          </chart:axis>
          <chart:axis chart:dimension="y" chart:name="primary-y" chart:style-name="ch6">
            <chart:title svg:x="0.504cm" svg:y="5.138cm" chart:style-name="ch8">
              <text:p>IDS</text:p>
            </chart:title>
            <chart:grid chart:style-name="ch9" chart:class="major"/>
          </chart:axis>
          <chart:series chart:style-name="ch10" chart:values-cell-range-address="Sheet1.B87:Sheet1.B107" chart:label-cell-address="Sheet1.B2:Sheet1.B2" chart:class="chart:scatter">
            <chart:domain table:cell-range-address="Sheet1.D87:Sheet1.D107"/>
            <chart:data-point chart:repeated="21"/>
          </chart:series>
          <chart:series chart:style-name="ch11" chart:values-cell-range-address="Sheet1.C87:Sheet1.C107" chart:label-cell-address="Sheet1.C2:Sheet1.C2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Sheet1.B2:Sheet1.B2">GEDA</text:p>
              </table:table-cell>
              <table:table-cell office:value-type="string">
                <text:p text:id="Sheet1.C2:Sheet1.C2">ORC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D87:Sheet1.D107">0</text:p>
              </table:table-cell>
              <table:table-cell office:value-type="float" office:value="0">
                <text:p text:id="Sheet1.B87:Sheet1.B107">0</text:p>
              </table:table-cell>
              <table:table-cell office:value-type="float" office:value="0">
                <text:p text:id="Sheet1.C87:Sheet1.C107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00098620828">
                <text:p>0.000098620828</text:p>
              </table:table-cell>
              <table:table-cell office:value-type="float" office:value="0.000098459371657">
                <text:p>0.0000984593716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016511211">
                <text:p>0.00016511211</text:p>
              </table:table-cell>
              <table:table-cell office:value-type="float" office:value="0.00016500586935">
                <text:p>0.000165005869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0002044936">
                <text:p>0.0002044936</text:p>
              </table:table-cell>
              <table:table-cell office:value-type="float" office:value="0.0002044456196">
                <text:p>0.0002044456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00022054796">
                <text:p>0.00022054796</text:p>
              </table:table-cell>
              <table:table-cell office:value-type="float" office:value="0.00022052704298">
                <text:p>0.000220527042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00022895673">
                <text:p>0.00022895673</text:p>
              </table:table-cell>
              <table:table-cell office:value-type="float" office:value="0.00022894405993">
                <text:p>0.00022894405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00023466599">
                <text:p>0.00023466599</text:p>
              </table:table-cell>
              <table:table-cell office:value-type="float" office:value="0.0002346568217">
                <text:p>0.00023465682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0.0002391236">
                <text:p>0.0002391236</text:p>
              </table:table-cell>
              <table:table-cell office:value-type="float" office:value="0.00023911622702">
                <text:p>0.000239116227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00024290024">
                <text:p>0.00024290024</text:p>
              </table:table-cell>
              <table:table-cell office:value-type="float" office:value="0.00024289391877">
                <text:p>0.000242893918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0.00024626591">
                <text:p>0.00024626591</text:p>
              </table:table-cell>
              <table:table-cell office:value-type="float" office:value="0.00024626025697">
                <text:p>0.00024626025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00024936486">
                <text:p>0.00024936486</text:p>
              </table:table-cell>
              <table:table-cell office:value-type="float" office:value="0.0002493596694">
                <text:p>0.00024935966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0.00025228113">
                <text:p>0.00025228113</text:p>
              </table:table-cell>
              <table:table-cell office:value-type="float" office:value="0.00025227625156">
                <text:p>0.000252276251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0025506697">
                <text:p>0.00025506697</text:p>
              </table:table-cell>
              <table:table-cell office:value-type="float" office:value="0.00025506230304">
                <text:p>0.000255062303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0002577566">
                <text:p>0.0002577566</text:p>
              </table:table-cell>
              <table:table-cell office:value-type="float" office:value="0.00025775213726">
                <text:p>0.000257752137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0026037336">
                <text:p>0.00026037336</text:p>
              </table:table-cell>
              <table:table-cell office:value-type="float" office:value="0.00026036903728">
                <text:p>0.00026036903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0.0002629337">
                <text:p>0.0002629337</text:p>
              </table:table-cell>
              <table:table-cell office:value-type="float" office:value="0.00026292947587">
                <text:p>0.000262929475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0.00026544954">
                <text:p>0.00026544954</text:p>
              </table:table-cell>
              <table:table-cell office:value-type="float" office:value="0.0002654454147">
                <text:p>0.00026544541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0.00026792977">
                <text:p>0.00026792977</text:p>
              </table:table-cell>
              <table:table-cell office:value-type="float" office:value="0.00026792570134">
                <text:p>0.000267925701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00027038111">
                <text:p>0.00027038111</text:p>
              </table:table-cell>
              <table:table-cell office:value-type="float" office:value="0.00027037711698">
                <text:p>0.000270377116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0.00027280879">
                <text:p>0.00027280879</text:p>
              </table:table-cell>
              <table:table-cell office:value-type="float" office:value="0.0002728048421">
                <text:p>0.00027280484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.00027521209">
                <text:p>0.00027521209</text:p>
              </table:table-cell>
              <table:table-cell office:value-type="float" office:value="0.00027521300945">
                <text:p>0.000275213009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7">
      <number:scientific-number number:decimal-places="8" number:min-integer-digits="1" number:min-exponent-digits="3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include-hidden-cells="false" chart:auto-position="true" chart:auto-size="true" chart:treat-empty-cells="ignore" chart:spline-order="3" chart:sort-by-x-values="true" chart:right-angled-axes="true"/>
    </style:style>
    <style:style style:name="ch6" style:family="chart" style:data-style-name="N117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1cm" chart:symbol-height="0.1cm"/>
      <style:graphic-properties svg:stroke-width="0.025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5.19cm" svg:height="9.577cm" chart:class="chart:scatter" chart:style-name="ch1">
        <chart:title svg:x="12.224cm" svg:y="0.192cm" chart:style-name="ch2">
          <text:p>IDS</text:p>
        </chart:title>
        <chart:subtitle svg:x="11.603cm" svg:y="0.886cm" chart:style-name="ch3">
          <text:p>For VGS=5</text:p>
        </chart:subtitle>
        <chart:legend chart:legend-position="bottom" svg:x="11.063cm" svg:y="8.822cm" chart:style-name="ch4"/>
        <chart:plot-area chart:style-name="ch5" table:cell-range-address="Sheet1.B108:Sheet1.D128 Sheet1.B2:Sheet1.C2" chart:data-source-has-labels="row" svg:x="0.805cm" svg:y="1.528cm" svg:width="23.379cm" svg:height="7.114cm">
          <chart:axis chart:dimension="x" chart:name="primary-x" chart:style-name="ch6">
            <chart:title svg:x="12.449cm" svg:y="8.261cm" chart:style-name="ch7">
              <text:p>VDS</text:p>
            </chart:title>
          </chart:axis>
          <chart:axis chart:dimension="y" chart:name="primary-y" chart:style-name="ch6">
            <chart:title svg:x="0.504cm" svg:y="5.064cm" chart:style-name="ch8">
              <text:p>IDS</text:p>
            </chart:title>
            <chart:grid chart:style-name="ch9" chart:class="major"/>
          </chart:axis>
          <chart:series chart:style-name="ch10" chart:values-cell-range-address="Sheet1.B108:Sheet1.B128" chart:label-cell-address="Sheet1.B2:Sheet1.B2" chart:class="chart:scatter">
            <chart:domain table:cell-range-address="Sheet1.D108:Sheet1.D128"/>
            <chart:data-point chart:repeated="21"/>
          </chart:series>
          <chart:series chart:style-name="ch11" chart:values-cell-range-address="Sheet1.C108:Sheet1.C128" chart:label-cell-address="Sheet1.C2:Sheet1.C2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Sheet1.B2:Sheet1.B2">GEDA</text:p>
              </table:table-cell>
              <table:table-cell office:value-type="string">
                <text:p text:id="Sheet1.C2:Sheet1.C2">ORC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D108:Sheet1.D128">0</text:p>
              </table:table-cell>
              <table:table-cell office:value-type="float" office:value="0">
                <text:p text:id="Sheet1.B108:Sheet1.B128">0</text:p>
              </table:table-cell>
              <table:table-cell office:value-type="float" office:value="0">
                <text:p text:id="Sheet1.C108:Sheet1.C128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00064358253">
                <text:p>0.000064358253</text:p>
              </table:table-cell>
              <table:table-cell office:value-type="float" office:value="0.00006435844989">
                <text:p>0.000064358449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011472591">
                <text:p>0.00011472591</text:p>
              </table:table-cell>
              <table:table-cell office:value-type="float" office:value="0.0001147262592">
                <text:p>0.00011472625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0001532192">
                <text:p>0.0001532192</text:p>
              </table:table-cell>
              <table:table-cell office:value-type="float" office:value="0.00015321969113">
                <text:p>0.000153219691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00018151408">
                <text:p>0.00018151408</text:p>
              </table:table-cell>
              <table:table-cell office:value-type="float" office:value="0.00018151465338">
                <text:p>0.000181514653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00020031016">
                <text:p>0.00020031016</text:p>
              </table:table-cell>
              <table:table-cell office:value-type="float" office:value="0.00020031079475">
                <text:p>0.00020031079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00021189215">
                <text:p>0.00021189215</text:p>
              </table:table-cell>
              <table:table-cell office:value-type="float" office:value="0.0002118928096">
                <text:p>0.0002118928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0.00021987808">
                <text:p>0.00021987808</text:p>
              </table:table-cell>
              <table:table-cell office:value-type="float" office:value="0.00021987876971">
                <text:p>0.00021987876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00022595166">
                <text:p>0.00022595166</text:p>
              </table:table-cell>
              <table:table-cell office:value-type="float" office:value="0.00022595236078">
                <text:p>0.000225952360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0.00023089199">
                <text:p>0.00023089199</text:p>
              </table:table-cell>
              <table:table-cell office:value-type="float" office:value="0.0002308927069">
                <text:p>0.00023089270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00023510641">
                <text:p>0.00023510641</text:p>
              </table:table-cell>
              <table:table-cell office:value-type="float" office:value="0.00023510714527">
                <text:p>0.000235107145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0.00023882834">
                <text:p>0.00023882834</text:p>
              </table:table-cell>
              <table:table-cell office:value-type="float" office:value="0.00023882908863">
                <text:p>0.000238829088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0024220113">
                <text:p>0.00024220113</text:p>
              </table:table-cell>
              <table:table-cell office:value-type="float" office:value="0.00024220188789">
                <text:p>0.000242201887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00024531764">
                <text:p>0.00024531764</text:p>
              </table:table-cell>
              <table:table-cell office:value-type="float" office:value="0.00024531839881">
                <text:p>0.000245318398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0024824069">
                <text:p>0.00024824069</text:p>
              </table:table-cell>
              <table:table-cell office:value-type="float" office:value="0.00024824147113">
                <text:p>0.000248241471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0.00025101428">
                <text:p>0.00025101428</text:p>
              </table:table-cell>
              <table:table-cell office:value-type="float" office:value="0.00025101506617">
                <text:p>0.000251015066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0.00025367014">
                <text:p>0.00025367014</text:p>
              </table:table-cell>
              <table:table-cell office:value-type="float" office:value="0.00025367093622">
                <text:p>0.000253670936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0.00025623175">
                <text:p>0.00025623175</text:p>
              </table:table-cell>
              <table:table-cell office:value-type="float" office:value="0.00025623256806">
                <text:p>0.000256232568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00025871684">
                <text:p>0.00025871684</text:p>
              </table:table-cell>
              <table:table-cell office:value-type="float" office:value="0.00025871765683">
                <text:p>0.000258717656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0.00026113905">
                <text:p>0.00026113905</text:p>
              </table:table-cell>
              <table:table-cell office:value-type="float" office:value="0.00026113988133">
                <text:p>0.000261139881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.00026350907">
                <text:p>0.00026350907</text:p>
              </table:table-cell>
              <table:table-cell office:value-type="float" office:value="0.00026350992266">
                <text:p>0.000263509922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